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min-row-height="0.953cm" style:keep-together="true" fo:keep-together="auto"/>
    </style:style>
    <style:style style:name="Table1.A1" style:family="table-cell">
      <style:table-cell-properties fo:padding="0.176cm" fo:border="0.035cm solid #000001" style:writing-mode="lr-tb"/>
    </style:style>
    <style:style style:name="Table1.5" style:family="table-row">
      <style:table-row-properties style:min-row-height="2.611cm" style:keep-together="true" fo:keep-together="auto"/>
    </style:style>
    <style:style style:name="Table1.A28" style:family="table-cell">
      <style:table-cell-properties fo:padding="0.176cm" fo:border-left="0.035cm solid #000001" fo:border-right="0.035cm solid #000001" fo:border-top="none" fo:border-bottom="0.035cm solid #000001" style:writing-mode="lr-tb"/>
    </style:style>
    <style:style style:name="Table2" style:family="table">
      <style:table-properties style:width="15.926cm" fo:margin-left="-0.206cm" fo:margin-top="0cm" fo:margin-bottom="0cm" table:align="left" style:writing-mode="lr-tb"/>
    </style:style>
    <style:style style:name="Table2.A" style:family="table-column">
      <style:table-column-properties style:column-width="5.343cm"/>
    </style:style>
    <style:style style:name="Table2.B" style:family="table-column">
      <style:table-column-properties style:column-width="8.678cm"/>
    </style:style>
    <style:style style:name="Table2.C" style:family="table-column">
      <style:table-column-properties style:column-width="1.905cm"/>
    </style:style>
    <style:style style:name="Table2.1" style:family="table-row">
      <style:table-row-properties style:min-row-height="0.847cm" style:keep-together="true" fo:keep-together="auto"/>
    </style:style>
    <style:style style:name="Table2.A1" style:family="table-cell">
      <style:table-cell-properties fo:padding="0.176cm" fo:border="0.035cm solid #000001" style:writing-mode="lr-tb"/>
    </style:style>
    <style:style style:name="Table2.A33" style:family="table-cell">
      <style:table-cell-properties fo:padding="0.176cm" fo:border-left="0.035cm solid #000001" fo:border-right="0.035cm solid #000001" fo:border-top="none" fo:border-bottom="0.035cm solid #000001" style:writing-mode="lr-tb"/>
    </style:style>
    <style:style style:name="Table3" style:family="table">
      <style:table-properties style:width="15.875cm" fo:margin-left="-0.206cm" fo:margin-top="0cm" fo:margin-bottom="0cm" table:align="left" style:writing-mode="lr-tb"/>
    </style:style>
    <style:style style:name="Table3.A" style:family="table-column">
      <style:table-column-properties style:column-width="5.292cm"/>
    </style:style>
    <style:style style:name="Table3.B" style:family="table-column">
      <style:table-column-properties style:column-width="10.583cm"/>
    </style:style>
    <style:style style:name="Table3.1" style:family="table-row">
      <style:table-row-properties style:keep-together="true" fo:keep-together="auto"/>
    </style:style>
    <style:style style:name="Table3.A1" style:family="table-cell">
      <style:table-cell-properties fo:padding="0.176cm" fo:border="0.035cm solid #000001" style:writing-mode="lr-tb"/>
    </style:style>
    <style:style style:name="Table4" style:family="table">
      <style:table-properties style:width="15.875cm" fo:margin-left="-0.206cm" fo:margin-top="0cm" fo:margin-bottom="0cm" table:align="left" style:writing-mode="lr-tb"/>
    </style:style>
    <style:style style:name="Table4.A" style:family="table-column">
      <style:table-column-properties style:column-width="5.292cm"/>
    </style:style>
    <style:style style:name="Table4.B" style:family="table-column">
      <style:table-column-properties style:column-width="10.583cm"/>
    </style:style>
    <style:style style:name="Table4.1" style:family="table-row">
      <style:table-row-properties style:min-row-height="1.376cm" style:keep-together="true" fo:keep-together="auto"/>
    </style:style>
    <style:style style:name="Table4.A1" style:family="table-cell">
      <style:table-cell-properties fo:padding="0.176cm" fo:border="0.035cm solid #000001" style:writing-mode="lr-tb"/>
    </style:style>
    <style:style style:name="Table5" style:family="table">
      <style:table-properties style:width="15.875cm" fo:margin-left="-0.206cm" fo:margin-top="0cm" fo:margin-bottom="0cm" table:align="left" style:writing-mode="lr-tb"/>
    </style:style>
    <style:style style:name="Table5.A" style:family="table-column">
      <style:table-column-properties style:column-width="5.292cm"/>
    </style:style>
    <style:style style:name="Table5.B" style:family="table-column">
      <style:table-column-properties style:column-width="10.583cm"/>
    </style:style>
    <style:style style:name="Table5.1" style:family="table-row">
      <style:table-row-properties style:min-row-height="1.729cm" style:keep-together="true" fo:keep-together="auto"/>
    </style:style>
    <style:style style:name="Table5.A1" style:family="table-cell">
      <style:table-cell-properties fo:padding="0.176cm" fo:border="0.035cm solid #000001" style:writing-mode="lr-tb"/>
    </style:style>
    <style:style style:name="Table6" style:family="table">
      <style:table-properties style:width="15.875cm" fo:margin-left="-0.206cm" fo:margin-top="0cm" fo:margin-bottom="0cm" table:align="left" style:writing-mode="lr-tb"/>
    </style:style>
    <style:style style:name="Table6.A" style:family="table-column">
      <style:table-column-properties style:column-width="5.292cm"/>
    </style:style>
    <style:style style:name="Table6.B" style:family="table-column">
      <style:table-column-properties style:column-width="10.583cm"/>
    </style:style>
    <style:style style:name="Table6.1" style:family="table-row">
      <style:table-row-properties style:keep-together="true" fo:keep-together="auto"/>
    </style:style>
    <style:style style:name="Table6.A1" style:family="table-cell">
      <style:table-cell-properties fo:padding="0.176cm" fo:border="0.035cm solid #000001" style:writing-mode="lr-tb"/>
    </style:style>
    <style:style style:name="Table6.B22" style:family="table-cell">
      <style:table-cell-properties fo:padding="0.176cm" fo:border-left="0.035cm solid #000001" fo:border-right="0.035cm solid #000001" fo:border-top="none" fo:border-bottom="0.035cm solid #000001" style:writing-mode="lr-tb"/>
    </style:style>
    <style:style style:name="Table7" style:family="table">
      <style:table-properties style:width="15.875cm" fo:margin-left="-0.206cm" fo:margin-top="0cm" fo:margin-bottom="0cm" table:align="left" style:writing-mode="lr-tb"/>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style:min-row-height="1.87cm" style:keep-together="true" fo:keep-together="auto"/>
    </style:style>
    <style:style style:name="Table7.A1" style:family="table-cell">
      <style:table-cell-properties fo:padding="0.176cm" fo:border="0.035cm solid #000001" style:writing-mode="lr-tb"/>
    </style:style>
    <style:style style:name="Table7.29" style:family="table-row">
      <style:table-row-properties style:min-row-height="1.905cm" style:keep-together="true" fo:keep-together="auto"/>
    </style:style>
    <style:style style:name="Table7.A37" style:family="table-cell">
      <style:table-cell-properties fo:padding="0.176cm" fo:border-left="0.035cm solid #000001" fo:border-right="0.035cm solid #000001" fo:border-top="none" fo:border-bottom="0.035cm solid #000001" style:writing-mode="lr-tb"/>
    </style:style>
    <style:style style:name="Table8" style:family="table">
      <style:table-properties style:width="15.926cm" fo:margin-left="-0.206cm" fo:margin-top="0cm" fo:margin-bottom="0cm" table:align="left" style:writing-mode="lr-tb"/>
    </style:style>
    <style:style style:name="Table8.A" style:family="table-column">
      <style:table-column-properties style:column-width="7.962cm"/>
    </style:style>
    <style:style style:name="Table8.B" style:family="table-column">
      <style:table-column-properties style:column-width="7.964cm"/>
    </style:style>
    <style:style style:name="Table8.1" style:family="table-row">
      <style:table-row-properties style:keep-together="true" fo:keep-together="auto"/>
    </style:style>
    <style:style style:name="Table8.A1" style:family="table-cell">
      <style:table-cell-properties fo:padding="0.176cm" fo:border="0.035cm solid #000001" style:writing-mode="lr-tb"/>
    </style:style>
    <style:style style:name="Table8.18" style:family="table-row">
      <style:table-row-properties style:min-row-height="0.776cm" style:keep-together="true" fo:keep-together="auto"/>
    </style:style>
    <style:style style:name="Table9" style:family="table">
      <style:table-properties style:width="15.926cm" fo:margin-left="-0.206cm" fo:margin-top="0cm" fo:margin-bottom="0cm" table:align="left" style:writing-mode="lr-tb"/>
    </style:style>
    <style:style style:name="Table9.A" style:family="table-column">
      <style:table-column-properties style:column-width="7.962cm"/>
    </style:style>
    <style:style style:name="Table9.B" style:family="table-column">
      <style:table-column-properties style:column-width="7.964cm"/>
    </style:style>
    <style:style style:name="Table9.1" style:family="table-row">
      <style:table-row-properties style:keep-together="true" fo:keep-together="auto"/>
    </style:style>
    <style:style style:name="Table9.A1" style:family="table-cell">
      <style:table-cell-properties fo:padding="0.176cm" fo:border="0.035cm solid #000001" style:writing-mode="lr-tb"/>
    </style:style>
    <style:style style:name="Table10" style:family="table">
      <style:table-properties style:width="15.926cm" fo:margin-left="-0.206cm" fo:margin-top="0cm" fo:margin-bottom="0cm" table:align="left" style:writing-mode="lr-tb"/>
    </style:style>
    <style:style style:name="Table10.A" style:family="table-column">
      <style:table-column-properties style:column-width="7.962cm"/>
    </style:style>
    <style:style style:name="Table10.B" style:family="table-column">
      <style:table-column-properties style:column-width="7.964cm"/>
    </style:style>
    <style:style style:name="Table10.1" style:family="table-row">
      <style:table-row-properties style:keep-together="true" fo:keep-together="auto"/>
    </style:style>
    <style:style style:name="Table10.A1" style:family="table-cell">
      <style:table-cell-properties fo:padding="0.176cm" fo:border="0.035cm solid #000001" style:writing-mode="lr-tb"/>
    </style:style>
    <style:style style:name="Tabella1" style:family="table">
      <style:table-properties style:width="15.926cm" fo:margin-left="-0.206cm" fo:margin-top="0cm" fo:margin-bottom="0cm" table:align="left" style:writing-mode="lr-tb"/>
    </style:style>
    <style:style style:name="Tabella1.A" style:family="table-column">
      <style:table-column-properties style:column-width="7.962cm"/>
    </style:style>
    <style:style style:name="Tabella1.B" style:family="table-column">
      <style:table-column-properties style:column-width="7.964cm"/>
    </style:style>
    <style:style style:name="Tabella1.1" style:family="table-row">
      <style:table-row-properties style:keep-together="true" fo:keep-together="auto"/>
    </style:style>
    <style:style style:name="Tabella1.A1" style:family="table-cell">
      <style:table-cell-properties fo:padding="0.176cm" fo:border="0.035cm solid #000001" style:writing-mode="lr-tb"/>
    </style:style>
    <style:style style:name="Tabella1.A11" style:family="table-cell" style:data-style-name="N0">
      <style:table-cell-properties fo:padding="0.176cm" fo:border-left="0.035cm solid #000001" fo:border-right="0.035cm solid #000001" fo:border-top="none" fo:border-bottom="0.035cm solid #000001" style:writing-mode="lr-tb"/>
    </style:style>
    <style:style style:name="Tabella1.B11" style:family="table-cell">
      <style:table-cell-properties fo:padding="0.176cm" fo:border-left="0.035cm solid #000001" fo:border-right="0.035cm solid #000001" fo:border-top="none" fo:border-bottom="0.035cm solid #000001" style:writing-mode="lr-tb"/>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loext:contextual-spacing="false"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 style:font-size-complex="12pt"/>
    </style:style>
    <style:style style:name="P5" style:family="paragraph" style:parent-style-name="Standard">
      <style:paragraph-properties loext:contextual-spacing="false" fo:margin-top="0cm" fo:margin-bottom="0cm" fo:line-height="200%"/>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 style:family="paragraph" style:parent-style-name="Standard">
      <style:paragraph-properties loext:contextual-spacing="false" fo:margin-top="0cm" fo:margin-bottom="0cm" fo:line-height="200%"/>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loext:contextual-spacing="false" fo:margin-top="0cm" fo:margin-bottom="0cm" fo:line-height="100%" fo:orphans="0" fo:widows="0"/>
    </style:style>
    <style:style style:name="P8" style:family="paragraph" style:parent-style-name="Heading_20_2">
      <style:paragraph-properties loext:contextual-spacing="false" fo:margin-top="0cm" fo:margin-bottom="0cm" fo:line-height="200%"/>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P9"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style>
    <style:style style:name="P1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ext-properties style:font-name="Times New Roman" fo:font-size="12pt" style:font-name-asian="Times New Roman1" style:font-size-asian="12pt" style:font-name-complex="Times New Roman1" style:font-size-complex="12pt"/>
    </style:style>
    <style:style style:name="P11" style:family="paragraph" style:parent-style-name="Heading_20_2">
      <style:paragraph-properties loext:contextual-spacing="false" fo:margin-left="0cm" fo:margin-right="0cm" fo:margin-top="0.423cm" fo:margin-bottom="0.106cm" fo:line-height="200%" fo:keep-together="auto"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2" style:family="paragraph" style:parent-style-name="Heading_20_2">
      <style:paragraph-properties loext:contextual-spacing="false" fo:margin-left="0cm" fo:margin-right="0cm" fo:margin-top="0.423cm" fo:margin-bottom="0.106cm" fo:line-height="200%" fo:text-indent="0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Heading_20_2">
      <style:paragraph-properties fo:line-height="200%"/>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4" style:family="paragraph" style:parent-style-name="Standard">
      <style:paragraph-properties loext:contextual-spacing="false" fo:margin-left="0cm" fo:margin-right="0cm" fo:margin-top="0cm" fo:margin-bottom="0cm" fo:line-height="200%"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5"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style>
    <style:style style:name="P16"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ext-properties style:font-name="Times New Roman" fo:font-size="12pt" style:font-name-asian="Times New Roman1" style:font-size-asian="12pt" style:font-name-complex="Times New Roman1" style:font-size-complex="12pt"/>
    </style:style>
    <style:style style:name="P17" style:family="paragraph" style:parent-style-name="Standard" style:list-style-name="WWNum1">
      <style:paragraph-properties loext:contextual-spacing="true" fo:margin-left="1.27cm" fo:margin-right="0cm" fo:margin-top="0cm" fo:margin-bottom="0cm" fo:line-height="200%" fo:text-indent="-0.635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3">
      <style:paragraph-properties loext:contextual-spacing="true" fo:margin-left="1.27cm" fo:margin-right="0cm" fo:margin-top="0cm" fo:margin-bottom="0cm" fo:line-height="200%" fo:text-indent="-0.635cm" style:auto-text-indent="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false"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loext:contextual-spacing="false"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Standard" style:list-style-name="L1">
      <style:paragraph-properties loext:contextual-spacing="false" fo:margin-top="0cm" fo:margin-bottom="0cm" fo:line-height="200%"/>
      <style:text-properties style:font-name="Times New Roman" fo:font-size="14pt" fo:font-style="italic" fo:font-weight="bold" style:font-name-asian="Times New Roman1" style:font-size-asian="14pt" style:font-style-asian="italic" style:font-weight-asian="bold" style:font-name-complex="Times New Roman" style:font-size-complex="14pt" style:font-style-complex="italic" style:font-weight-complex="bold"/>
    </style:style>
    <style:style style:name="P23" style:family="paragraph" style:parent-style-name="Standard">
      <style:paragraph-properties loext:contextual-spacing="false" fo:margin-top="0cm" fo:margin-bottom="0cm" fo:line-height="100%" fo:orphans="0" fo:widows="0"/>
    </style:style>
    <style:style style:name="P24" style:family="paragraph" style:parent-style-name="Heading_20_1" style:master-page-name="Standard">
      <style:paragraph-properties style:page-number="1"/>
      <style:text-properties fo:font-size="14pt" fo:font-weight="bold" style:font-size-asian="14pt" style:font-weight-asian="bold" style:font-weight-complex="bold"/>
    </style:style>
    <style:style style:name="P25" style:family="paragraph" style:parent-style-name="Heading_20_1">
      <style:paragraph-properties loext:contextual-spacing="false" fo:margin-top="0cm" fo:margin-bottom="0cm" fo:line-height="200%"/>
      <style:text-properties style:font-name="Times New Roman" fo:font-size="14pt" fo:font-weight="bold" style:font-name-asian="Times New Roman1" style:font-size-asian="14pt" style:font-weight-asian="bold" style:font-name-complex="Times New Roman" style:font-size-complex="12pt" style:font-weight-complex="bold"/>
    </style:style>
    <style:style style:name="P26" style:family="paragraph" style:parent-style-name="Heading_20_1">
      <style:paragraph-properties loext:contextual-spacing="false" fo:margin-top="0cm" fo:margin-bottom="0cm" fo:line-height="200%"/>
      <style:text-properties style:font-name="Times New Roman" fo:font-size="14pt" fo:font-weight="bold" style:font-name-asian="Times New Roman1" style:font-size-asian="14pt" style:font-weight-asian="bold" style:font-name-complex="Times New Roman" style:font-size-complex="12pt" style:font-weight-complex="bold"/>
    </style:style>
    <style:style style:name="P27" style:family="paragraph" style:parent-style-name="Heading_20_1">
      <style:paragraph-properties loext:contextual-spacing="false" fo:margin-top="0cm" fo:margin-bottom="0cm" fo:line-height="200%"/>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8" style:family="paragraph" style:parent-style-name="Heading_20_2" style:list-style-name="WWNum2">
      <style:paragraph-properties loext:contextual-spacing="true" fo:margin-left="1.016cm" fo:margin-right="0cm" fo:margin-top="0.423cm" fo:margin-bottom="0.106cm" fo:line-height="200%" fo:keep-together="auto" fo:text-indent="0cm"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T5" style:family="text">
      <style:text-properties style:font-name="Times New Roman" fo:font-size="12pt" fo:language="zxx" fo:country="none" style:text-underline-style="none" style:font-name-asian="Times New Roman1" style:font-size-asian="12pt" style:language-asian="zxx" style:country-asian="none" style:font-name-complex="Times New Roman1" style:font-size-complex="12pt" style:language-complex="zxx" style:country-complex="non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4pt" style:font-size-asian="14pt"/>
    </style:style>
    <style:style style:name="T8" style:family="text">
      <style:text-properties fo:font-size="14pt" style:font-size-asian="14pt" style:font-size-complex="14pt"/>
    </style:style>
    <style:style style:name="T9" style:family="text">
      <style:text-properties fo:font-size="14pt" fo:font-style="italic" fo:font-weight="bold" style:font-size-asian="14pt" style:font-style-asian="italic" style:font-weight-asian="bold" style:font-size-complex="14pt"/>
    </style:style>
    <style:style style:name="T10" style:family="text">
      <style:text-properties fo:font-size="14pt" fo:font-style="italic" fo:font-weight="bold" style:font-size-asian="14pt" style:font-style-asian="italic" style:font-weight-asian="bold" style:font-style-complex="italic" style:font-weight-complex="bold"/>
    </style:style>
    <style:style style:name="T11" style:family="text">
      <style:text-properties fo:font-style="italic" fo:font-weight="bold" style:font-style-asian="italic" style:font-weight-asian="bold"/>
    </style:style>
    <style:style style:name="T12" style:family="text">
      <style:text-properties fo:font-weight="normal" style:font-weight-asian="normal" style:font-weight-complex="normal"/>
    </style:style>
    <style:style style:name="T13" style:family="text">
      <style:text-properties fo:font-weight="normal" style:font-weight-asian="normal" style:font-style-complex="italic"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style:font-name-complex="Times New Roman"/>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0. Introduction</text:p>
      <text:p text:style-name="P13"><text:bookmark-start text:name="__RefHeading___Toc77487622"/><text:tab/><text:span text:style-name="T8">1.1. Purpose</text:span><text:bookmark-end text:name="__RefHeading___Toc77487622"/></text:p>
      <text:p text:style-name="P11"><text:span text:style-name="T12">Lo scopo di questo documento è quello di presentare una descrizione dettagliata del sistema </text:span><text:span text:style-name="T13">Monopoli Online. </text:span><text:span text:style-name="T6">Il documento descriverà lo scopo e le caratteristiche del sistema, cosa deve fare il sistema e i <text:s/>vincoli in cui deve operare e come <text:s/>il sistema reagirà agli stimoli esterni. Il documento è stato scritto sia per gli stakeholders che per gli sviluppatori. </text:span><text:span text:style-name="T12"><text:tab/></text:span></text:p>
      <text:p text:style-name="P12"><text:span text:style-name="T11"><text:tab/></text:span><text:span text:style-name="T9">1.2. Scope of the Project</text:span></text:p>
      <text:p text:style-name="P12"><text:bookmark text:name="_ps05y35si0qo"/>Lo scopo del nostro progetto è quello di creare un software per la gestione di una partita multiplayer online di monopoli, alla quale parteciperanno da 2 a 4 giocatori. Il programma si occuperà quindi di radunare 4 giocatori che desiderano giocare, creerà la tavola di gioco, le carte delle proprietà, le carte imprevisti e probabilità, le case e gli alberghi e le banconote. Ogni giocatore verrà rappresentato da una pedina a sua scelta e avrà una somma di denaro e dei contratti iniziali a testa. I giocatori agiranno a turno; al proprio turno dovranno muovere la propria pedina lanciando due dadi e successivamente potranno effettuare trattative. La tavola è composta da una serie circolare di caselle (40) ciascuna rappresentante una diversa proprietà oppure delle caselle speciali che porteranno a un certo effetto, come la pescata dagli imprevisti o l’arresto. I giocatori potranno gestire le proprie proprietà, quindi venderle, ipotecarle o costruire edifici sopra di esse. Sarà presente una banca che gestirà tutto ciò che non possiedono i giocatori. <text:s/>Un giocatore perderà quando va in bancarotta, ovvero non possiede abbastanza denaro per pagare un giocatore o la banca. Quando il penultimo giocatore fallisce, il sistema proclamerà l’ultimo rimasto come vincitore e concluderà la partita.</text:p>
      <text:p text:style-name="P11"><text:bookmark text:name="_voofmd08r09"/><text:soft-page-break/></text:p>
      <text:p text:style-name="P11"><text:bookmark text:name="_a43eudf5qz77"/><text:tab/><text:span text:style-name="T8">1.3. Defition, Acronyms and Abbreviations</text:span></text:p>
      <text:p text:style-name="P1"/>
      <table:table table:name="Table1" table:style-name="Table1">
        <table:table-column table:style-name="Table1.A"/>
        <table:table-column table:style-name="Table1.B"/>
        <table:table-row table:style-name="Table1.1">
          <table:table-cell table:style-name="Table1.A1" office:value-type="string">
            <text:p text:style-name="P9">Giocatore</text:p>
          </table:table-cell>
          <table:table-cell table:style-name="Table1.A1" office:value-type="string">
            <text:p text:style-name="P9">Utente registrato che vuole giocare a monopoli</text:p>
          </table:table-cell>
        </table:table-row>
        <table:table-row table:style-name="Table1.1">
          <table:table-cell table:style-name="Table1.A1" office:value-type="string">
            <text:p text:style-name="P9">Pedina </text:p>
          </table:table-cell>
          <table:table-cell table:style-name="Table1.A1" office:value-type="string">
            <text:p text:style-name="P9">Oggetto rappresentante il giocatore sul tabellone di gioco.</text:p>
          </table:table-cell>
        </table:table-row>
        <table:table-row table:style-name="Table1.1">
          <table:table-cell table:style-name="Table1.A1" office:value-type="string">
            <text:p text:style-name="P9">Tavola</text:p>
          </table:table-cell>
          <table:table-cell table:style-name="Table1.A1" office:value-type="string">
            <text:p text:style-name="P9">Spazio su cui le pedine si muovono, è diviso in 40 caselle che rappresentano le proprietà, la prigione, gli spazi imprevisti/probabilità.</text:p>
          </table:table-cell>
        </table:table-row>
        <table:table-row table:style-name="Table1.1">
          <table:table-cell table:style-name="Table1.A1" office:value-type="string">
            <text:p text:style-name="P9">Soldi/denaro</text:p>
          </table:table-cell>
          <table:table-cell table:style-name="Table1.A1" office:value-type="string">
            <text:p text:style-name="P9">i soldi del gioco, essendo creato su base di una vecchia versione del monopoli, la valuta sarà in Lire</text:p>
          </table:table-cell>
        </table:table-row>
        <table:table-row table:style-name="Table1.5">
          <table:table-cell table:style-name="Table1.A1" office:value-type="string">
            <text:p text:style-name="P9">Imprevisti</text:p>
          </table:table-cell>
          <table:table-cell table:style-name="Table1.A1" office:value-type="string">
            <text:p text:style-name="P9">Evento indesiderato e genericamente negativo, è descritto sull’omonima carta, che viene pescata nel momento in cui un giocatore finisce sulla casella degli imprevisti.</text:p>
          </table:table-cell>
        </table:table-row>
        <table:table-row table:style-name="Table1.1">
          <table:table-cell table:style-name="Table1.A1" office:value-type="string">
            <text:p text:style-name="P9">Probabilità</text:p>
          </table:table-cell>
          <table:table-cell table:style-name="Table1.A1" office:value-type="string">
            <text:p text:style-name="P9">Evento casuale, può essere sia negativo che positivo, è descritto sull’omonima carta, che viene pescata nel momento in cui un giocatore finisce sulla casella delle probabilità.</text:p>
          </table:table-cell>
        </table:table-row>
        <table:table-row table:style-name="Table1.1">
          <table:table-cell table:style-name="Table1.A1" office:value-type="string">
            <text:p text:style-name="P9">Proprietà</text:p>
          </table:table-cell>
          <table:table-cell table:style-name="Table1.A1" office:value-type="string">
            <text:p text:style-name="P9">Una proprietà terriera ( via , corso, piazza, ferrovia…) </text:p>
          </table:table-cell>
        </table:table-row>
        <table:table-row table:style-name="Table1.1">
          <table:table-cell table:style-name="Table1.A1" office:value-type="string">
            <text:p text:style-name="P9">Proprietà libera</text:p>
          </table:table-cell>
          <table:table-cell table:style-name="Table1.A1" office:value-type="string">
            <text:p text:style-name="P9">Proprietà in mano alla banca ed acquistabile da un giocatore che termini il movimento sulla relativa casella</text:p>
          </table:table-cell>
        </table:table-row>
        <table:table-row table:style-name="Table1.1">
          <table:table-cell table:style-name="Table1.A1" office:value-type="string">
            <text:p text:style-name="P9">Proprietà aggiudicata</text:p>
          </table:table-cell>
          <table:table-cell table:style-name="Table1.A1" office:value-type="string">
            <text:p text:style-name="P9">Proprietà posseduta da un giocatore</text:p>
          </table:table-cell>
        </table:table-row>
        <table:table-row table:style-name="Table1.1">
          <table:table-cell table:style-name="Table1.A1" office:value-type="string">
            <text:p text:style-name="P9">Contratto</text:p>
          </table:table-cell>
          <table:table-cell table:style-name="Table1.A1" office:value-type="string">
            <text:p text:style-name="P9">Carta che certifica il possedimento di una proprietà da parte di un giocatore, contiene informazioni riguardo il costo della proprietà, l’affitto, il costo della costruzione di case e alberghi, il rendimento di ipoteca.</text:p>
          </table:table-cell>
        </table:table-row>
        <table:table-row table:style-name="Table1.1">
          <table:table-cell table:style-name="Table1.A1" office:value-type="string">
            <text:p text:style-name="P9">Case e alberghi</text:p>
          </table:table-cell>
          <table:table-cell table:style-name="Table1.A1" office:value-type="string">
            <text:p text:style-name="P9">Costruzioni che aumentano le entrate dovute all’affitto </text:p>
          </table:table-cell>
        </table:table-row>
        <table:table-row table:style-name="Table1.1">
          <table:table-cell table:style-name="Table1.A1" office:value-type="string">
            <text:p text:style-name="P9">Affitto</text:p>
          </table:table-cell>
          <table:table-cell table:style-name="Table1.A1" office:value-type="string">
            <text:p text:style-name="P9">Quantità da pagare al proprietario di una proprietà qualora si finisse il movimento della pedina sulla relativa casella</text:p>
          </table:table-cell>
        </table:table-row>
        <text:soft-page-break/>
        <table:table-row table:style-name="Table1.1">
          <table:table-cell table:style-name="Table1.A1" office:value-type="string">
            <text:p text:style-name="P9">Banca</text:p>
          </table:table-cell>
          <table:table-cell table:style-name="Table1.A1" office:value-type="string">
            <text:p text:style-name="P9">Detentore dei soldi, contratti, case, alberghi non posseduti da altri giocatori. Qualora si voglia comprare una proprietà o una casa/albergo ancora liberi, i soldi del pagamento vanno alla banca.</text:p>
          </table:table-cell>
        </table:table-row>
        <table:table-row table:style-name="Table1.1">
          <table:table-cell table:style-name="Table1.A1" office:value-type="string">
            <text:p text:style-name="P9">Ipoteca</text:p>
          </table:table-cell>
          <table:table-cell table:style-name="Table1.A1" office:value-type="string">
            <text:p text:style-name="P9">Registrazione di una propria proprietà alla banca, pur mantenendone il possesso.</text:p>
          </table:table-cell>
        </table:table-row>
        <table:table-row table:style-name="Table1.1">
          <table:table-cell table:style-name="Table1.A1" office:value-type="string">
            <text:p text:style-name="P9">Bancarotta</text:p>
          </table:table-cell>
          <table:table-cell table:style-name="Table1.A1" office:value-type="string">
            <text:p text:style-name="P9">Stato in cui un giocatore deve dei soldi alla banca o a un altro giocatore e non può pagare. Corrisponde alla sconfitta.</text:p>
          </table:table-cell>
        </table:table-row>
        <table:table-row table:style-name="Table1.1">
          <table:table-cell table:style-name="Table1.A1" office:value-type="string">
            <text:p text:style-name="P9">Movimento</text:p>
          </table:table-cell>
          <table:table-cell table:style-name="Table1.A1" office:value-type="string">
            <text:p text:style-name="P9">Quantità di caselle di cui si sposta la pedina, determinata dal lancio di due dadi</text:p>
          </table:table-cell>
        </table:table-row>
        <table:table-row table:style-name="Table1.1">
          <table:table-cell table:style-name="Table1.A1" office:value-type="string">
            <text:p text:style-name="P9">Dado</text:p>
          </table:table-cell>
          <table:table-cell table:style-name="Table1.A1" office:value-type="string">
            <text:p text:style-name="P9">Normale dado a 6 faccie, con valori da 1 a 6</text:p>
          </table:table-cell>
        </table:table-row>
        <table:table-row table:style-name="Table1.1">
          <table:table-cell table:style-name="Table1.A1" office:value-type="string">
            <text:p text:style-name="P9">Prigione</text:p>
          </table:table-cell>
          <table:table-cell table:style-name="Table1.A1" office:value-type="string">
            <text:p text:style-name="P9">Speciale casella in cui i giocatori rimangono bloccati fino a che non vengono soddisfatte determinate condizioni</text:p>
          </table:table-cell>
        </table:table-row>
        <table:table-row table:style-name="Table1.1">
          <table:table-cell table:style-name="Table1.A1" office:value-type="string">
            <text:p text:style-name="P9">Via</text:p>
          </table:table-cell>
          <table:table-cell table:style-name="Table1.A1" office:value-type="string">
            <text:p text:style-name="P9">Casella da cui partono tutte le pedine</text:p>
          </table:table-cell>
        </table:table-row>
        <table:table-row table:style-name="Table1.1">
          <table:table-cell table:style-name="Table1.A1" office:value-type="string">
            <text:p text:style-name="P9">Asta</text:p>
          </table:table-cell>
          <table:table-cell table:style-name="Table1.A1" office:value-type="string">
            <text:p text:style-name="P9">Evento in cui un’entità viene messa in vendita ai giocatori interessati e questi faranno uno alla volta un’offerta migliore della precedente oppure rinunciano. L’entità viene vinta dal miglior offerente. </text:p>
          </table:table-cell>
        </table:table-row>
        <table:table-row table:style-name="Table1.1">
          <table:table-cell table:style-name="Table1.A1" office:value-type="string">
            <text:p text:style-name="P9">Zona</text:p>
          </table:table-cell>
          <table:table-cell table:style-name="Table1.A1" office:value-type="string">
            <text:p text:style-name="P9">Casellina colorata presente su ogni proprietà e sui relativi contratti. Un insieme di proprietà appartengono alla stessa zona se il colore è lo stesso per tutte.</text:p>
          </table:table-cell>
        </table:table-row>
        <table:table-row table:style-name="Table1.1">
          <table:table-cell table:style-name="Table1.A1" office:value-type="string">
            <text:p text:style-name="P9">Tasse Patrimoniali</text:p>
          </table:table-cell>
          <table:table-cell table:style-name="Table1.A1" office:value-type="string">
            <text:p text:style-name="P9">Casella speciale, i giocatori che vi finiscono devono pagare una quota alla banca</text:p>
          </table:table-cell>
        </table:table-row>
        <table:table-row table:style-name="Table1.1">
          <table:table-cell table:style-name="Table1.A1" office:value-type="string">
            <text:p text:style-name="P9">Casella</text:p>
          </table:table-cell>
          <table:table-cell table:style-name="Table1.A1" office:value-type="string">
            <text:p text:style-name="P9">Elemento di cui è composta la tavola; sono 40 e formano un percorso circolare, che parte e ritorna al Via. Ogni casella rappresenta una proprietà diversa.</text:p>
          </table:table-cell>
        </table:table-row>
        <table:table-row table:style-name="Table1.1">
          <table:table-cell table:style-name="Table1.A1" office:value-type="string">
            <text:p text:style-name="P9">Caselle speciali</text:p>
          </table:table-cell>
          <table:table-cell table:style-name="Table1.A1" office:value-type="string">
            <text:p text:style-name="P9">Caselle che non rappresentano proprietà, ma hanno regole speciali quando una pedina ci si ferma sopra, Sono: Via, Prigione, In prigione, Tasse Patrimoniali, Parcheggio gratuito, Imprevisti, Probabilità.</text:p>
          </table:table-cell>
        </table:table-row>
        <table:table-row table:style-name="Table1.1">
          <table:table-cell table:style-name="Table1.A1" office:value-type="string">
            <text:p text:style-name="P9">Tavolo</text:p>
          </table:table-cell>
          <table:table-cell table:style-name="Table1.A1" office:value-type="string">
            <text:p text:style-name="P9">Tavolo virtuale attorno al quale sono seduti i giocatori</text:p>
          </table:table-cell>
        </table:table-row>
        <table:table-row table:style-name="Table1.1">
          <table:table-cell table:style-name="Table1.A1" office:value-type="string">
            <text:p text:style-name="P9">Turno</text:p>
          </table:table-cell>
          <table:table-cell table:style-name="Table1.A1" office:value-type="string">
            <text:p text:style-name="P9">Momento in cui il giocatore può agire</text:p>
          </table:table-cell>
        </table:table-row>
        <text:soft-page-break/>
        <table:table-row table:style-name="Table1.1">
          <table:table-cell table:style-name="Table1.A1" office:value-type="string">
            <text:p text:style-name="P9">Posizione</text:p>
          </table:table-cell>
          <table:table-cell table:style-name="Table1.A1" office:value-type="string">
            <text:p text:style-name="P9">Punto virtuale in cui si trova il giocatore rispetto al tavolo e agli altri giocatori</text:p>
          </table:table-cell>
        </table:table-row>
        <table:table-row table:style-name="Table1.1">
          <table:table-cell table:style-name="Table1.A28" office:value-type="string">
            <text:p text:style-name="P9">Matchmaking</text:p>
          </table:table-cell>
          <table:table-cell table:style-name="Table1.A28" office:value-type="string">
            <text:p text:style-name="P9">Sistema interno che utilizza I dati personali del giocatore (numero di partite effettuate, vinte, etc) per trovare altri giocatori che siano il più possibile del suo stesso livello.</text:p>
          </table:table-cell>
        </table:table-row>
      </table:table>
      <text:p text:style-name="P1"/>
      <text:p text:style-name="P8"><text:tab/>1.4. References</text:p>
      <text:p text:style-name="P1">Manuale di istruzioni del Monopoli</text:p>
      <text:list xml:id="list3502234817652997069" text:style-name="WWNum2">
        <text:list-item>
          <text:list>
            <text:list-item>
              <text:p text:style-name="P28"><text:bookmark text:name="_2et92p0"/>1.5. Overview of Document</text:p>
            </text:list-item>
          </text:list>
        </text:list-item>
      </text:list>
      <text:p text:style-name="P2">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text:p>
      <text:p text:style-name="P2"/>
      <text:p text:style-name="P25">2.0. Overall Description</text:p>
      <text:p text:style-name="P27"><text:tab/>2.1. Product Perspective</text:p>
      <text:p text:style-name="P2">Il sistema sarà composto da <text:s/>due parti principali: l’interfaccia utente e l’interfaccia di gioco.</text:p>
      <text:p text:style-name="P2">Nell’interfaccia utente il giocatore potrà effettuare il login per accedere alla propria pagina; da qui potrà vedere le proprie statistiche, la lista degli amici ed accedere al matchmaking. Qui potrà creare una partita personalizzata pubblica o privata oppure unirsi ad una partita in modo manuale o automatica.</text:p>
      <text:p text:style-name="P2">Nell’interfaccia di gioco inizia la partita vera e propria di monopoli, dove i giocatori potranno muovere la propria pedina lanciando due dadi, potranno acquistare le proprietà della banca o da altri giocatori, potranno gestire case e alberghi, subiranno gli effetti delle caselle speciali (imprevisti, probabilità, tasse, via , in prigione, posteggio gratuito) e avranno la piena <text:soft-page-break/>gestione dei propri introiti. Il gioco continuerà finché tutti i giocatori tranne uno non sono andati in bancarotta, nel qual caso l’ultimo giocatore sarà il vincitore.</text:p>
      <text:p text:style-name="P2">Come opzione addizionale sarà possibile creare un torneo al quale parteciperanno fino a 16 persone.</text:p>
      <text:p text:style-name="P14"/>
      <text:p text:style-name="P14"><text:tab/>2.2. Product functions</text:p>
      <text:p text:style-name="P2">Il sistema sarà composto da <text:s/>due parti principali: l’interfaccia utente, comprendente delle viste per ogni sottoselezione, e l’interfaccia di gioco.</text:p>
      <text:p text:style-name="P2">All’avvio dell’applicazione l’utente dovrà effettuare il login per poter accedere al suo account personale. Una volta entrato l’utente si ritroverà nell’interfaccia utente; da qui può accedere alle statistiche personali ( partite effettuate, vinte, perse) o alla lista amici. Tale lista è navigabile e permetterà di aggiungere/rimuovere amici. L’utente dalla schermata principale potrà gestire le partite: potrà quindi creare una nuova partita, pubblica o privata, invitare eventualmente degli amici dalla propria lista e modificare le impostazioni della partita, in particolare potrà modificare il numero di soldi e di contratti iniziali, alcuni prezzi, il numero di giocatori. In alternativa potrà unirsi a una partita che può ancora ospitare giocatori, cercandola manualmente da un elenco di partite disponibili oppure automaticamente con un sistema di matchmaking che usa le sue statistiche per cercare una partita adatta al suo livello. Una volta che quattro giocatori sono riuniti, il creatore della partita darà il via ad essa. Si passa quindi all’interfaccia di gioco. L’interfaccia si mostrerà con la tavola di gioco, composta dalle 40 caselle che partono e rientrano al Via, e i dati più importanti dei giocatori, ovvero nome, soldi attuali, contratti posseduti, posizione al tavolo. </text:p>
      <text:p text:style-name="P2">La partita verrà quindi preparata, il giocatore potrà scegliere la propria pedina, che verrà posizionata sul Via, quindi riceverà 5 contratti e 250000 lire ( valori di default, ma modificabili). Verranno generati i mazzi degli imprevisti e delle probabilità, opportunamente <text:soft-page-break/>mischiati. Il giocatore dovrà pagare la banca una quantità di denaro pari alla somma dei costi di acquisto dei contratti. </text:p>
      <text:p text:style-name="P2">A questo punto ogni giocatore dovrà lanciare due dadi, somma i risultati e controlla chi ha ottenuto il risultato più alto. <text:s/>Il relativo giocatore inizierà per primo, potrà compiere le proprie azioni, per poi quindi passare la mano al giocatore successivo in senso orario. Per prima cosa durante il proprio turno, il giocatore dovrà muovere la propria pedina sulla tavola, lanciando due dadi, sommando i risultati e spostando la pedina di un numero di caselle pari al risultato in senso orario. A seconda della casella su cui la pedina termina il movimento, sono possibili diversi scenari. </text:p>
      <text:list xml:id="list609479008050782870" text:style-name="WWNum1">
        <text:list-item>
          <text:p text:style-name="P17">Se la casella rappresenta una proprietà aggiudicata, allora il giocatore attuale dovrà pagare al proprietario della proprietà una quantità di denaro pari all’affitto scritto sul contratto. Se la proprietà è ipotecata, non sarà necessario pagare l’affitto. <text:s/></text:p>
        </text:list-item>
        <text:list-item>
          <text:p text:style-name="P17">Se la casella rappresenta invece una proprietà libera, il giocatore di turno potrà acquistare il relativo contratto dalla banca, pagandole il costo indicato sul contratto. Se dovesse decidere di non comprare, la banca metterà la proprietà all’asta, quindi tutti i giocatori potranno fare un’offerta libera e alla fine la proprietà andrà a chi ha fatto l’offerta più alta. </text:p>
        </text:list-item>
        <text:list-item>
          <text:p text:style-name="P17">Se il giocatore termina sulla casella degli imprevisti o delle probabilità, dovrà pescare la corrispondente carta ed applicare l’effetto scritto su di essa. </text:p>
        </text:list-item>
        <text:list-item>
          <text:p text:style-name="P17">Se il giocatore termina sulla casella In Prigione, la sua pedina verrà posizionata direttamente sulla casella Prigione. </text:p>
        </text:list-item>
        <text:list-item>
          <text:p text:style-name="P17">Se il giocatore si ferma o attraversa la casella Via riceverà dalla banca 20000 lire. </text:p>
        </text:list-item>
        <text:list-item>
          <text:p text:style-name="P17">Se si ferma sulla casella Tassa Patrimoniale dovrà pagare la banca una certa quota. </text:p>
        </text:list-item>
        <text:list-item>
          <text:p text:style-name="P17">Se si ferma sul Posteggio Gratuito non succede nulla </text:p>
        </text:list-item>
      </text:list>
      <text:p text:style-name="P2"><text:soft-page-break/>Se il risultato è un doppio, ovvero i risultati dei singoli dadi è lo stesso, il giocatore dovrà tirare nuovamente i dadi e muovere la pedina di conseguenza. Se il risultato è nuovamente doppio, la pedina del giocatore verrà posizionata direttamente in prigione. </text:p>
      <text:p text:style-name="P2">Se il <text:s/>giocatore finisce in prigione rimane bloccato sulla casella Prigione finchè non soddisfa uno dei tre possibili requisiti:</text:p>
      <text:list xml:id="list8843401453311221187" text:style-name="WWNum3">
        <text:list-item>
          <text:p text:style-name="P18">pagare 5000 lire alla banca prima di lanciare i dadi</text:p>
        </text:list-item>
        <text:list-item>
          <text:p text:style-name="P18">effettuando un doppio con il tiro dei dadi</text:p>
        </text:list-item>
        <text:list-item>
          <text:p text:style-name="P18">utilizzando una carta probabilità o imprevisti che permetta di uscire di prigione</text:p>
        </text:list-item>
      </text:list>
      <text:p text:style-name="P2">Al terzo turno in prigione il giocatore è obbligato ad uscire pagando come nel caso 1. Mentre è in prigione un giocatore può gestire le proprietà come di consueto.</text:p>
      <text:p text:style-name="P2">Dopo aver mosso la pedina, il giocatore potrà gestire le sue proprietà, ovvero potrà venderle o scambiarle e costruire case o alberghi. Può anche fare proposte di acquisto a altri giocatori. </text:p>
      <text:p text:style-name="P2">Il giocatore quando possiede tutte le proprietà di una certa zona riceverà dei benefici: l’affitto aumenta e avrà la possibilità di costruirvi case e alberghi. Le case vanno acquistate dalla banca al prezzo scritto sul contratto e vanno costruite in modo da mantenere una certa proporzione fra le proprietà, ovvero ogni proprietà di una zona deve avere un numero più equo possibile di case, ad esempio se ho 3 proprietà della zona verde e compro 6 case, sarà possibile solo metterne 2 per ogni proprietà. Sarà possibile comprare gli alberghi solo se ogni proprietà di una zona possiede 4 case, le sostituisce e vale come 5 di esse. Nel caso di acquisto di un albergo le case sostituite verranno restituite alla banca. Per ogni proprietà non sarà possibile costruire più di un albergo. L’affitto di una proprietà aumenta in base alla presenza di case o alberghi, come indicato nel contratto. Case e alberghi si possono vendere a metà del prezzo di acquisto. Il giocatore potrà, se lo ritiene opportuno, ipotecare le proprie proprietà, ricevendo soldi dalla banca pari alla metà del valore della proprietà più metà del valore delle case e degli alberghi presenti su di essa, eliminando tutti i suddetti. Se il <text:soft-page-break/>giocatore che vende una proprietà ipotecata ad un altro dovrà dare il 10% del profitto alla banca. Qualora il giocatore debba pagare una somma più alta di quello che ha, ha la possibilità di offrire come parte del pagamento una delle proprie proprietà, a un prezzo deciso dal creditore e a patto che esse siano libere. Se il giocatore non reputa accettabile il prezzo, può mettere la proprietà all’asta fra gli altri. </text:p>
      <text:p text:style-name="P2">Il giocatore andrà in bancarotta quando deve pagare alla banca o a un giocatore una quantità di denaro che non possiede ne può ottenere in alcun modo e perderà. L’ultimo giocatore rimasto sarà proclamato vincitore. Finita la partita, verranno aggiornate le statistiche del giocatore. Il giocatore vedrà quindi la classifica della partita e alcuni dati relativi ad essa: quantità soldi massimi per giocatore, numero di costruzioni fatte per giocatore, numero di proprietà massime per giocatore. Dopodichè ritornerà all'interfaccia utente.</text:p>
      <text:p text:style-name="P2">Dall'intefaccia utente sarà possibile accedere alla sessione torneo. Il giocatore alla richiesta di partecipazione al torneo, verrà messo in coda di ricerca di un torneo avente ancora posti aperti. Una volta raccolti i 16 partecipanti, il sistema farà partire il torneo: questi consiste in 4 sessioni di partite, ovvero 4 partite a sessione, alla fine delle quali a ogni giocatore verrà assegnato un punteggio in base alla posizione in classifica a fine partita. Nelle sessioni successive I giocatori verranno raggruppati in base al punteggio totale; alla fine della quarta sessione si guarderà il punteggio totale di ogni partecipante e verrà mostrata la classifica finale. Per I tornei non vi sarà alcuna modifica di regole come per le partite normali, si useranno I valori di default.</text:p>
      <text:p text:style-name="P2"/>
      <text:p text:style-name="P5"><text:tab/>2.3 User Carateristics</text:p>
      <text:p text:style-name="P2">Ci sono due categorie di attori: il giocatore e il sistema.</text:p>
      <text:p text:style-name="P2"><text:soft-page-break/>Obiettivo del giocatore sarà quello di accedere al proprio account e di poter effettuare una partita online a monopoli, eventualmente con impostazioni personalizzate, e continuarla fino al termine della stessa.</text:p>
      <text:p text:style-name="P2">Il sistema ( SuD) avrà come obietivo quello di gestire i “servizi” della applicazione: creare la tavola di gioco come quella reale, gestire i tre tipi di mazzo (contratti, imprevisti e probabilità) e sopratutto <text:s/>gestire la banca. Inoltre il sistema cercherà di raggruppare nella ricerca automatica di una partita 4 persone il più possibile <text:span text:style-name="T14">affini</text:span> tra loro, in modo da evitare il più possibile che un giocatore novizio si ritrovi ad affrontare un veterano esperto.</text:p>
      <text:p text:style-name="P2"/>
      <text:list xml:id="list3885231475303073822" text:style-name="L1">
        <text:list-item>
          <text:list>
            <text:list-item>
              <text:p text:style-name="P22">Constraints</text:p>
            </text:list-item>
          </text:list>
        </text:list-item>
      </text:list>
      <text:p text:style-name="P6"><text:span text:style-name="T15">Essendo un applicazione per il solo gioco multigiocatore online, unico vincolo è la necessità di una connessione a internet. Una connessione a internet veloce è utile per dei buoni tempi di </text:span><text:span text:style-name="T15">risposta, sopratutto nelle fasi di contrattazione, in cui risposte lente possono essere di disturbo ai giocatori.</text:span></text:p>
      <text:p text:style-name="P2"/>
      <text:p text:style-name="P25">3.0. <text:s/>Requirements Specification</text:p>
      <text:p text:style-name="P4"><text:span text:style-name="T7"><text:tab/></text:span><text:span text:style-name="T10">3.1 Functions</text:span></text:p>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ATTORE</text:p>
          </table:table-cell>
          <table:table-cell table:style-name="Table2.A1" office:value-type="string">
            <text:p text:style-name="P10">OBIETTIVO</text:p>
          </table:table-cell>
          <table:table-cell table:style-name="Table2.A1" office:value-type="string">
            <text:p text:style-name="P10">ID</text:p>
          </table:table-cell>
        </table:table-row>
        <table:table-row table:style-name="Table2.1">
          <table:table-cell table:style-name="Table2.A1" office:value-type="string">
            <text:p text:style-name="P10">Giocatore</text:p>
          </table:table-cell>
          <table:table-cell table:style-name="Table2.A1" office:value-type="string">
            <text:p text:style-name="P10">Autenticarsi</text:p>
          </table:table-cell>
          <table:table-cell table:style-name="Table2.A1" office:value-type="string">
            <text:p text:style-name="P10">UC1</text:p>
          </table:table-cell>
        </table:table-row>
        <table:table-row table:style-name="Table2.1">
          <table:table-cell table:style-name="Table2.A1" office:value-type="string">
            <text:p text:style-name="P3">Giocatore</text:p>
          </table:table-cell>
          <table:table-cell table:style-name="Table2.A1" office:value-type="string">
            <text:p text:style-name="P10">Accedere alle statistiche personali</text:p>
          </table:table-cell>
          <table:table-cell table:style-name="Table2.A1" office:value-type="string">
            <text:p text:style-name="P10">UC2</text:p>
          </table:table-cell>
        </table:table-row>
        <table:table-row table:style-name="Table2.1">
          <table:table-cell table:style-name="Table2.A1" office:value-type="string">
            <text:p text:style-name="P3">Giocatore</text:p>
          </table:table-cell>
          <table:table-cell table:style-name="Table2.A1" office:value-type="string">
            <text:p text:style-name="P10">Accedere alla lista amici</text:p>
          </table:table-cell>
          <table:table-cell table:style-name="Table2.A1" office:value-type="string">
            <text:p text:style-name="P10">UC3</text:p>
          </table:table-cell>
        </table:table-row>
        <table:table-row table:style-name="Table2.1">
          <table:table-cell table:style-name="Table2.A1" office:value-type="string">
            <text:p text:style-name="P3">Giocatore</text:p>
          </table:table-cell>
          <table:table-cell table:style-name="Table2.A1" office:value-type="string">
            <text:p text:style-name="P10">Aggiungere un utente alla lista amici</text:p>
          </table:table-cell>
          <table:table-cell table:style-name="Table2.A1" office:value-type="string">
            <text:p text:style-name="P10">UC4</text:p>
          </table:table-cell>
        </table:table-row>
        <table:table-row table:style-name="Table2.1">
          <table:table-cell table:style-name="Table2.A1" office:value-type="string">
            <text:p text:style-name="P3">Giocatore</text:p>
          </table:table-cell>
          <table:table-cell table:style-name="Table2.A1" office:value-type="string">
            <text:p text:style-name="P10">Rimuovere un utente dalla lista amici</text:p>
          </table:table-cell>
          <table:table-cell table:style-name="Table2.A1" office:value-type="string">
            <text:p text:style-name="P10">UC5</text:p>
          </table:table-cell>
        </table:table-row>
        <table:table-row table:style-name="Table2.1">
          <table:table-cell table:style-name="Table2.A1" office:value-type="string">
            <text:p text:style-name="P3">Giocatore</text:p>
          </table:table-cell>
          <table:table-cell table:style-name="Table2.A1" office:value-type="string">
            <text:p text:style-name="P10">Cercare una partita manualmente</text:p>
          </table:table-cell>
          <table:table-cell table:style-name="Table2.A1" office:value-type="string">
            <text:p text:style-name="P10">UC6</text:p>
          </table:table-cell>
        </table:table-row>
        <text:soft-page-break/>
        <table:table-row table:style-name="Table2.1">
          <table:table-cell table:style-name="Table2.A1" office:value-type="string">
            <text:p text:style-name="P3">Giocatore</text:p>
          </table:table-cell>
          <table:table-cell table:style-name="Table2.A1" office:value-type="string">
            <text:p text:style-name="P10">Cercare una partita tramite matchmaking</text:p>
          </table:table-cell>
          <table:table-cell table:style-name="Table2.A1" office:value-type="string">
            <text:p text:style-name="P10">UC7</text:p>
          </table:table-cell>
        </table:table-row>
        <table:table-row table:style-name="Table2.1">
          <table:table-cell table:style-name="Table2.A1" office:value-type="string">
            <text:p text:style-name="P3">Giocatore</text:p>
          </table:table-cell>
          <table:table-cell table:style-name="Table2.A1" office:value-type="string">
            <text:p text:style-name="P10">Creare una partita</text:p>
          </table:table-cell>
          <table:table-cell table:style-name="Table2.A1" office:value-type="string">
            <text:p text:style-name="P10">UC8</text:p>
          </table:table-cell>
        </table:table-row>
        <table:table-row table:style-name="Table2.1">
          <table:table-cell table:style-name="Table2.A1" office:value-type="string">
            <text:p text:style-name="P3">Giocatore</text:p>
          </table:table-cell>
          <table:table-cell table:style-name="Table2.A1" office:value-type="string">
            <text:p text:style-name="P10">Invitare un amico a una partita </text:p>
          </table:table-cell>
          <table:table-cell table:style-name="Table2.A1" office:value-type="string">
            <text:p text:style-name="P10">UC10</text:p>
          </table:table-cell>
        </table:table-row>
        <table:table-row table:style-name="Table2.1">
          <table:table-cell table:style-name="Table2.A1" office:value-type="string">
            <text:p text:style-name="P3">Giocatore</text:p>
          </table:table-cell>
          <table:table-cell table:style-name="Table2.A1" office:value-type="string">
            <text:p text:style-name="P10">Scegliere la pedina</text:p>
          </table:table-cell>
          <table:table-cell table:style-name="Table2.A1" office:value-type="string">
            <text:p text:style-name="P10">UC11</text:p>
          </table:table-cell>
        </table:table-row>
        <table:table-row table:style-name="Table2.1">
          <table:table-cell table:style-name="Table2.A1" office:value-type="string">
            <text:p text:style-name="P3">Giocatore</text:p>
          </table:table-cell>
          <table:table-cell table:style-name="Table2.A1" office:value-type="string">
            <text:p text:style-name="P10">Muovere la pedina al proprio turno</text:p>
          </table:table-cell>
          <table:table-cell table:style-name="Table2.A1" office:value-type="string">
            <text:p text:style-name="P10">UC12</text:p>
          </table:table-cell>
        </table:table-row>
        <table:table-row table:style-name="Table2.1">
          <table:table-cell table:style-name="Table2.A1" office:value-type="string">
            <text:p text:style-name="P3">Giocatore</text:p>
          </table:table-cell>
          <table:table-cell table:style-name="Table2.A1" office:value-type="string">
            <text:p text:style-name="P10">Comprare una proprietà libera</text:p>
          </table:table-cell>
          <table:table-cell table:style-name="Table2.A1" office:value-type="string">
            <text:p text:style-name="P10">UC13</text:p>
          </table:table-cell>
        </table:table-row>
        <table:table-row table:style-name="Table2.1">
          <table:table-cell table:style-name="Table2.A1" office:value-type="string">
            <text:p text:style-name="P3">Giocatore</text:p>
          </table:table-cell>
          <table:table-cell table:style-name="Table2.A1" office:value-type="string">
            <text:p text:style-name="P10">Pagare l’affitto</text:p>
          </table:table-cell>
          <table:table-cell table:style-name="Table2.A1" office:value-type="string">
            <text:p text:style-name="P10">UC14</text:p>
          </table:table-cell>
        </table:table-row>
        <table:table-row table:style-name="Table2.1">
          <table:table-cell table:style-name="Table2.A1" office:value-type="string">
            <text:p text:style-name="P3">Giocatore</text:p>
          </table:table-cell>
          <table:table-cell table:style-name="Table2.A1" office:value-type="string">
            <text:p text:style-name="P10">Pescare dal mazzo degli imprevisti</text:p>
          </table:table-cell>
          <table:table-cell table:style-name="Table2.A1" office:value-type="string">
            <text:p text:style-name="P10">UC15</text:p>
          </table:table-cell>
        </table:table-row>
        <table:table-row table:style-name="Table2.1">
          <table:table-cell table:style-name="Table2.A1" office:value-type="string">
            <text:p text:style-name="P3">Giocatore</text:p>
          </table:table-cell>
          <table:table-cell table:style-name="Table2.A1" office:value-type="string">
            <text:p text:style-name="P10">Pescare dal mazzo delle probabilità</text:p>
          </table:table-cell>
          <table:table-cell table:style-name="Table2.A1" office:value-type="string">
            <text:p text:style-name="P10">UC16</text:p>
          </table:table-cell>
        </table:table-row>
        <table:table-row table:style-name="Table2.1">
          <table:table-cell table:style-name="Table2.A1" office:value-type="string">
            <text:p text:style-name="P3">Giocatore</text:p>
          </table:table-cell>
          <table:table-cell table:style-name="Table2.A1" office:value-type="string">
            <text:p text:style-name="P10">Pagare le tasse patrimoniali</text:p>
          </table:table-cell>
          <table:table-cell table:style-name="Table2.A1" office:value-type="string">
            <text:p text:style-name="P10">UC17</text:p>
          </table:table-cell>
        </table:table-row>
        <table:table-row table:style-name="Table2.1">
          <table:table-cell table:style-name="Table2.A1" office:value-type="string">
            <text:p text:style-name="P3">Giocatore</text:p>
          </table:table-cell>
          <table:table-cell table:style-name="Table2.A1" office:value-type="string">
            <text:p text:style-name="P10">Passare dal Via</text:p>
          </table:table-cell>
          <table:table-cell table:style-name="Table2.A1" office:value-type="string">
            <text:p text:style-name="P10">UC18</text:p>
          </table:table-cell>
        </table:table-row>
        <table:table-row table:style-name="Table2.1">
          <table:table-cell table:style-name="Table2.A1" office:value-type="string">
            <text:p text:style-name="P3">Giocatore</text:p>
          </table:table-cell>
          <table:table-cell table:style-name="Table2.A1" office:value-type="string">
            <text:p text:style-name="P10">Effettuare uno scambio di proprietà con un altro giocatore</text:p>
          </table:table-cell>
          <table:table-cell table:style-name="Table2.A1" office:value-type="string">
            <text:p text:style-name="P10">UC19</text:p>
          </table:table-cell>
        </table:table-row>
        <table:table-row table:style-name="Table2.1">
          <table:table-cell table:style-name="Table2.A1" office:value-type="string">
            <text:p text:style-name="P3">Giocatore</text:p>
          </table:table-cell>
          <table:table-cell table:style-name="Table2.A1" office:value-type="string">
            <text:p text:style-name="P10">Acquistare una proprietà di un altro giocatore</text:p>
          </table:table-cell>
          <table:table-cell table:style-name="Table2.A1" office:value-type="string">
            <text:p text:style-name="P10">UC20</text:p>
          </table:table-cell>
        </table:table-row>
        <table:table-row table:style-name="Table2.1">
          <table:table-cell table:style-name="Table2.A1" office:value-type="string">
            <text:p text:style-name="P3">Giocatore</text:p>
          </table:table-cell>
          <table:table-cell table:style-name="Table2.A1" office:value-type="string">
            <text:p text:style-name="P10">Vendere una carta imprevisti </text:p>
          </table:table-cell>
          <table:table-cell table:style-name="Table2.A1" office:value-type="string">
            <text:p text:style-name="P10">UC21</text:p>
          </table:table-cell>
        </table:table-row>
        <table:table-row table:style-name="Table2.1">
          <table:table-cell table:style-name="Table2.A1" office:value-type="string">
            <text:p text:style-name="P3">Giocatore</text:p>
          </table:table-cell>
          <table:table-cell table:style-name="Table2.A1" office:value-type="string">
            <text:p text:style-name="P10">Vendere una carta probabilità</text:p>
          </table:table-cell>
          <table:table-cell table:style-name="Table2.A1" office:value-type="string">
            <text:p text:style-name="P10">UC22</text:p>
          </table:table-cell>
        </table:table-row>
        <table:table-row table:style-name="Table2.1">
          <table:table-cell table:style-name="Table2.A1" office:value-type="string">
            <text:p text:style-name="P3">Giocatore</text:p>
          </table:table-cell>
          <table:table-cell table:style-name="Table2.A1" office:value-type="string">
            <text:p text:style-name="P10">Mettere una propria proprietà all’asta</text:p>
          </table:table-cell>
          <table:table-cell table:style-name="Table2.A1" office:value-type="string">
            <text:p text:style-name="P10">UC23</text:p>
          </table:table-cell>
        </table:table-row>
        <table:table-row table:style-name="Table2.1">
          <table:table-cell table:style-name="Table2.A1" office:value-type="string">
            <text:p text:style-name="P3">Giocatore</text:p>
          </table:table-cell>
          <table:table-cell table:style-name="Table2.A1" office:value-type="string">
            <text:p text:style-name="P10">Fare una puntata all’asta</text:p>
          </table:table-cell>
          <table:table-cell table:style-name="Table2.A1" office:value-type="string">
            <text:p text:style-name="P10">UC24</text:p>
          </table:table-cell>
        </table:table-row>
        <table:table-row table:style-name="Table2.1">
          <table:table-cell table:style-name="Table2.A1" office:value-type="string">
            <text:p text:style-name="P3">Giocatore</text:p>
          </table:table-cell>
          <table:table-cell table:style-name="Table2.A1" office:value-type="string">
            <text:p text:style-name="P10">Aggiudicarsi un’asta</text:p>
          </table:table-cell>
          <table:table-cell table:style-name="Table2.A1" office:value-type="string">
            <text:p text:style-name="P10">UC25</text:p>
          </table:table-cell>
        </table:table-row>
        <table:table-row table:style-name="Table2.1">
          <table:table-cell table:style-name="Table2.A1" office:value-type="string">
            <text:p text:style-name="P3">Giocatore</text:p>
          </table:table-cell>
          <table:table-cell table:style-name="Table2.A1" office:value-type="string">
            <text:p text:style-name="P10">Costruire una casa</text:p>
          </table:table-cell>
          <table:table-cell table:style-name="Table2.A1" office:value-type="string">
            <text:p text:style-name="P10">UC26</text:p>
          </table:table-cell>
        </table:table-row>
        <table:table-row table:style-name="Table2.1">
          <table:table-cell table:style-name="Table2.A1" office:value-type="string">
            <text:p text:style-name="P3">Giocatore</text:p>
          </table:table-cell>
          <table:table-cell table:style-name="Table2.A1" office:value-type="string">
            <text:p text:style-name="P10">Costruire un albergo</text:p>
          </table:table-cell>
          <table:table-cell table:style-name="Table2.A1" office:value-type="string">
            <text:p text:style-name="P10">UC27</text:p>
          </table:table-cell>
        </table:table-row>
        <table:table-row table:style-name="Table2.1">
          <table:table-cell table:style-name="Table2.A1" office:value-type="string">
            <text:p text:style-name="P3">Giocatore</text:p>
          </table:table-cell>
          <table:table-cell table:style-name="Table2.A1" office:value-type="string">
            <text:p text:style-name="P10">Vendere una casa alla banca</text:p>
          </table:table-cell>
          <table:table-cell table:style-name="Table2.A1" office:value-type="string">
            <text:p text:style-name="P10">UC28</text:p>
          </table:table-cell>
        </table:table-row>
        <table:table-row table:style-name="Table2.1">
          <table:table-cell table:style-name="Table2.A1" office:value-type="string">
            <text:p text:style-name="P3">Giocatore</text:p>
          </table:table-cell>
          <table:table-cell table:style-name="Table2.A1" office:value-type="string">
            <text:p text:style-name="P10">Vendere un albergo alla banca</text:p>
          </table:table-cell>
          <table:table-cell table:style-name="Table2.A1" office:value-type="string">
            <text:p text:style-name="P10">UC29</text:p>
          </table:table-cell>
        </table:table-row>
        <table:table-row table:style-name="Table2.1">
          <table:table-cell table:style-name="Table2.A1" office:value-type="string">
            <text:p text:style-name="P3">Giocatore</text:p>
          </table:table-cell>
          <table:table-cell table:style-name="Table2.A1" office:value-type="string">
            <text:p text:style-name="P10">Vendere una proprietà a un giocatore</text:p>
          </table:table-cell>
          <table:table-cell table:style-name="Table2.A1" office:value-type="string">
            <text:p text:style-name="P10">UC30</text:p>
          </table:table-cell>
        </table:table-row>
        <table:table-row table:style-name="Table2.1">
          <table:table-cell table:style-name="Table2.A1" office:value-type="string">
            <text:p text:style-name="P3">Giocatore</text:p>
          </table:table-cell>
          <table:table-cell table:style-name="Table2.A1" office:value-type="string">
            <text:p text:style-name="P10">Ipotecare una proprietà</text:p>
          </table:table-cell>
          <table:table-cell table:style-name="Table2.A1" office:value-type="string">
            <text:p text:style-name="P10">UC31</text:p>
          </table:table-cell>
        </table:table-row>
        <table:table-row table:style-name="Table2.1">
          <table:table-cell table:style-name="Table2.A1" office:value-type="string">
            <text:p text:style-name="P3">Giocatore</text:p>
          </table:table-cell>
          <table:table-cell table:style-name="Table2.A1" office:value-type="string">
            <text:p text:style-name="P10">Togliere l’ipoteca da una casa</text:p>
          </table:table-cell>
          <table:table-cell table:style-name="Table2.A1" office:value-type="string">
            <text:p text:style-name="P10">UC32</text:p>
          </table:table-cell>
        </table:table-row>
        <table:table-row table:style-name="Table2.1">
          <table:table-cell table:style-name="Table2.A33" office:value-type="string">
            <text:p text:style-name="P3">Giocatore</text:p>
          </table:table-cell>
          <table:table-cell table:style-name="Table2.A33" office:value-type="string">
            <text:p text:style-name="P10">Offrire proprietà come parte del pagamento</text:p>
          </table:table-cell>
          <table:table-cell table:style-name="Table2.A33" office:value-type="string">
            <text:p text:style-name="P10">UC33</text:p>
          </table:table-cell>
        </table:table-row>
        <table:table-row table:style-name="Table2.1">
          <table:table-cell table:style-name="Table2.A1" office:value-type="string">
            <text:p text:style-name="P3">Giocatore</text:p>
          </table:table-cell>
          <table:table-cell table:style-name="Table2.A1" office:value-type="string">
            <text:p text:style-name="P10">Uscire dalla prigione</text:p>
          </table:table-cell>
          <table:table-cell table:style-name="Table2.A1" office:value-type="string">
            <text:p text:style-name="P10">UC34</text:p>
          </table:table-cell>
        </table:table-row>
        <text:soft-page-break/>
        <table:table-row table:style-name="Table2.1">
          <table:table-cell table:style-name="Table2.A33" office:value-type="string">
            <text:p text:style-name="P3">Giocatore</text:p>
          </table:table-cell>
          <table:table-cell table:style-name="Table2.A33" office:value-type="string">
            <text:p text:style-name="P10">Offrire proprietà come parte del pagamento</text:p>
          </table:table-cell>
          <table:table-cell table:style-name="Table2.A33" office:value-type="string">
            <text:p text:style-name="P10">UC35</text:p>
          </table:table-cell>
        </table:table-row>
        <table:table-row table:style-name="Table2.1">
          <table:table-cell table:style-name="Table2.A1" office:value-type="string">
            <text:p text:style-name="P3">SuD</text:p>
          </table:table-cell>
          <table:table-cell table:style-name="Table2.A1" office:value-type="string">
            <text:p text:style-name="P10">Creare la tavola</text:p>
          </table:table-cell>
          <table:table-cell table:style-name="Table2.A1" office:value-type="string">
            <text:p text:style-name="P10">UC36</text:p>
          </table:table-cell>
        </table:table-row>
        <table:table-row table:style-name="Table2.1">
          <table:table-cell table:style-name="Table2.A1" office:value-type="string">
            <text:p text:style-name="P3">SuD</text:p>
          </table:table-cell>
          <table:table-cell table:style-name="Table2.A1" office:value-type="string">
            <text:p text:style-name="P10">Creare il mazzo degli imprevisti</text:p>
          </table:table-cell>
          <table:table-cell table:style-name="Table2.A1" office:value-type="string">
            <text:p text:style-name="P10">UC37</text:p>
          </table:table-cell>
        </table:table-row>
        <table:table-row table:style-name="Table2.1">
          <table:table-cell table:style-name="Table2.A1" office:value-type="string">
            <text:p text:style-name="P3">SuD</text:p>
          </table:table-cell>
          <table:table-cell table:style-name="Table2.A1" office:value-type="string">
            <text:p text:style-name="P10">Creare il mazzo delle probabilità</text:p>
          </table:table-cell>
          <table:table-cell table:style-name="Table2.A1" office:value-type="string">
            <text:p text:style-name="P10">UC38</text:p>
          </table:table-cell>
        </table:table-row>
        <table:table-row table:style-name="Table2.1">
          <table:table-cell table:style-name="Table2.A1" office:value-type="string">
            <text:p text:style-name="P3">SuD</text:p>
          </table:table-cell>
          <table:table-cell table:style-name="Table2.A1" office:value-type="string">
            <text:p text:style-name="P10">Mettere una proprietà all’asta</text:p>
          </table:table-cell>
          <table:table-cell table:style-name="Table2.A1" office:value-type="string">
            <text:p text:style-name="P10">UC39</text:p>
          </table:table-cell>
        </table:table-row>
        <table:table-row table:style-name="Table2.1">
          <table:table-cell table:style-name="Table2.A1" office:value-type="string">
            <text:p text:style-name="P3">SuD</text:p>
          </table:table-cell>
          <table:table-cell table:style-name="Table2.A1" office:value-type="string">
            <text:p text:style-name="P10">Cercare i giocatori adatti</text:p>
          </table:table-cell>
          <table:table-cell table:style-name="Table2.A1" office:value-type="string">
            <text:p text:style-name="P10">UC40</text:p>
          </table:table-cell>
        </table:table-row>
        <table:table-row table:style-name="Table2.1">
          <table:table-cell table:style-name="Table2.A1" office:value-type="string">
            <text:p text:style-name="P3">SuD</text:p>
          </table:table-cell>
          <table:table-cell table:style-name="Table2.A1" office:value-type="string">
            <text:p text:style-name="P10">Proclamare perdente</text:p>
          </table:table-cell>
          <table:table-cell table:style-name="Table2.A1" office:value-type="string">
            <text:p text:style-name="P10">UC41</text:p>
          </table:table-cell>
        </table:table-row>
        <table:table-row table:style-name="Table2.1">
          <table:table-cell table:style-name="Table2.A1" office:value-type="string">
            <text:p text:style-name="P3">SuD</text:p>
          </table:table-cell>
          <table:table-cell table:style-name="Table2.A1" office:value-type="string">
            <text:p text:style-name="P10">Proclamare vincitore</text:p>
          </table:table-cell>
          <table:table-cell table:style-name="Table2.A1" office:value-type="string">
            <text:p text:style-name="P10">UC42</text:p>
          </table:table-cell>
        </table:table-row>
        <table:table-row table:style-name="Table2.1">
          <table:table-cell table:style-name="Table2.A1" office:value-type="string">
            <text:p text:style-name="P3">SuD</text:p>
          </table:table-cell>
          <table:table-cell table:style-name="Table2.A1" office:value-type="string">
            <text:p text:style-name="P10">Creazione banca</text:p>
          </table:table-cell>
          <table:table-cell table:style-name="Table2.A1" office:value-type="string">
            <text:p text:style-name="P10">UC43</text:p>
          </table:table-cell>
        </table:table-row>
        <table:table-row table:style-name="Table2.1">
          <table:table-cell table:style-name="Table2.A1" office:value-type="string">
            <text:p text:style-name="P3">SuD</text:p>
          </table:table-cell>
          <table:table-cell table:style-name="Table2.A1" office:value-type="string">
            <text:p text:style-name="P10">Consegna contratti iniziali</text:p>
          </table:table-cell>
          <table:table-cell table:style-name="Table2.A1" office:value-type="string">
            <text:p text:style-name="P10">UC44</text:p>
          </table:table-cell>
        </table:table-row>
        <table:table-row table:style-name="Table2.1">
          <table:table-cell table:style-name="Table2.A1" office:value-type="string">
            <text:p text:style-name="P3">SuD</text:p>
          </table:table-cell>
          <table:table-cell table:style-name="Table2.A1" office:value-type="string">
            <text:p text:style-name="P10">Consegna case</text:p>
          </table:table-cell>
          <table:table-cell table:style-name="Table2.A1" office:value-type="string">
            <text:p text:style-name="P10">UC45</text:p>
          </table:table-cell>
        </table:table-row>
        <table:table-row table:style-name="Table2.1">
          <table:table-cell table:style-name="Table2.A1" office:value-type="string">
            <text:p text:style-name="P3">SuD</text:p>
          </table:table-cell>
          <table:table-cell table:style-name="Table2.A1" office:value-type="string">
            <text:p text:style-name="P10">Consegna alberghi</text:p>
          </table:table-cell>
          <table:table-cell table:style-name="Table2.A1" office:value-type="string">
            <text:p text:style-name="P10">UC46</text:p>
          </table:table-cell>
        </table:table-row>
        <table:table-row table:style-name="Table2.1">
          <table:table-cell table:style-name="Table2.A1" office:value-type="string">
            <text:p text:style-name="P3">SuD</text:p>
          </table:table-cell>
          <table:table-cell table:style-name="Table2.A1" office:value-type="string">
            <text:p text:style-name="P10">Ridistribuzione degli averi dei perdenti</text:p>
          </table:table-cell>
          <table:table-cell table:style-name="Table2.A1" office:value-type="string">
            <text:p text:style-name="P10">UC47</text:p>
          </table:table-cell>
        </table:table-row>
        <table:table-row table:style-name="Table2.1">
          <table:table-cell table:style-name="Table2.A1" office:value-type="string">
            <text:p text:style-name="P3">SuD</text:p>
          </table:table-cell>
          <table:table-cell table:style-name="Table2.A1" office:value-type="string">
            <text:p text:style-name="P10">Mettere proprietà all’asta</text:p>
          </table:table-cell>
          <table:table-cell table:style-name="Table2.A1" office:value-type="string">
            <text:p text:style-name="P10">UC48</text:p>
          </table:table-cell>
        </table:table-row>
        <table:table-row table:style-name="Table2.1">
          <table:table-cell table:style-name="Table2.A1" office:value-type="string">
            <text:p text:style-name="P3">SuD</text:p>
          </table:table-cell>
          <table:table-cell table:style-name="Table2.A1" office:value-type="string">
            <text:p text:style-name="P10">Mostrare i risultati finali</text:p>
          </table:table-cell>
          <table:table-cell table:style-name="Table2.A1" office:value-type="string">
            <text:p text:style-name="P10">UC49</text:p>
          </table:table-cell>
        </table:table-row>
        <table:table-row table:style-name="Table2.1">
          <table:table-cell table:style-name="Table2.A1" office:value-type="string">
            <text:p text:style-name="P3">SuD</text:p>
          </table:table-cell>
          <table:table-cell table:style-name="Table2.A1" office:value-type="string">
            <text:p text:style-name="P10">Aggiornare le statistiche</text:p>
          </table:table-cell>
          <table:table-cell table:style-name="Table2.A1" office:value-type="string">
            <text:p text:style-name="P10">UC50</text:p>
          </table:table-cell>
        </table:table-row>
        <table:table-row table:style-name="Table2.1">
          <table:table-cell table:style-name="Table2.A1" office:value-type="string">
            <text:p text:style-name="P3">SuD</text:p>
          </table:table-cell>
          <table:table-cell table:style-name="Table2.A1" office:value-type="string">
            <text:p text:style-name="P10">Impostare l’ordine dei giocatori</text:p>
          </table:table-cell>
          <table:table-cell table:style-name="Table2.A1" office:value-type="string">
            <text:p text:style-name="P10">UC51</text:p>
          </table:table-cell>
        </table:table-row>
        <table:table-row table:style-name="Table2.1">
          <table:table-cell table:style-name="Table2.A1" office:value-type="string">
            <text:p text:style-name="P3">SuD</text:p>
          </table:table-cell>
          <table:table-cell table:style-name="Table2.A1" office:value-type="string">
            <text:p text:style-name="P10">Impostare la posizione al tavolo dei giocatori</text:p>
          </table:table-cell>
          <table:table-cell table:style-name="Table2.A1" office:value-type="string">
            <text:p text:style-name="P10">UC52</text:p>
          </table:table-cell>
        </table:table-row>
        <table:table-row table:style-name="Table2.1">
          <table:table-cell table:style-name="Table2.A33" office:value-type="string">
            <text:p text:style-name="P3">Giocatore</text:p>
          </table:table-cell>
          <table:table-cell table:style-name="Table2.A33" office:value-type="string">
            <text:p text:style-name="P10">Partecipare a un torneo</text:p>
          </table:table-cell>
          <table:table-cell table:style-name="Table2.A33" office:value-type="string">
            <text:p text:style-name="P10">UC53</text:p>
          </table:table-cell>
        </table:table-row>
        <table:table-row table:style-name="Table2.1">
          <table:table-cell table:style-name="Table2.A33" office:value-type="string">
            <text:p text:style-name="P3">SuD</text:p>
          </table:table-cell>
          <table:table-cell table:style-name="Table2.A33" office:value-type="string">
            <text:p text:style-name="P10">Assegnare I punteggi del torneo</text:p>
          </table:table-cell>
          <table:table-cell table:style-name="Table2.A33" office:value-type="string">
            <text:p text:style-name="P10">UC54</text:p>
          </table:table-cell>
        </table:table-row>
        <table:table-row table:style-name="Table2.1">
          <table:table-cell table:style-name="Table2.A33" office:value-type="string">
            <text:p text:style-name="P3">SuD</text:p>
          </table:table-cell>
          <table:table-cell table:style-name="Table2.A33" office:value-type="string">
            <text:p text:style-name="P10">Mostrare I risultati finali</text:p>
          </table:table-cell>
          <table:table-cell table:style-name="Table2.A33" office:value-type="string">
            <text:p text:style-name="P10">UC55</text:p>
          </table:table-cell>
        </table:table-row>
      </table:table>
      <text:p text:style-name="P2"/>
      <text:p text:style-name="P2"/>
      <text:p text:style-name="P2"/>
      <text:p text:style-name="P2"/>
      <text:p text:style-name="P2"/>
      <text:p text:style-name="P2"/>
      <text:p text:style-name="P2"><text:soft-page-break/>UC8: Creare una partita </text:p>
      <text:p text:style-name="P2"/>
      <table:table table:name="Table3" table:style-name="Table3">
        <table:table-column table:style-name="Table3.A"/>
        <table:table-column table:style-name="Table3.B"/>
        <table:table-row table:style-name="Table3.1">
          <table:table-cell table:style-name="Table3.A1" office:value-type="string">
            <text:p text:style-name="P10">Nome</text:p>
          </table:table-cell>
          <table:table-cell table:style-name="Table3.A1" office:value-type="string">
            <text:p text:style-name="P10">Creare una partita</text:p>
          </table:table-cell>
        </table:table-row>
        <table:table-row table:style-name="Table3.1">
          <table:table-cell table:style-name="Table3.A1" office:value-type="string">
            <text:p text:style-name="P10">Portata</text:p>
          </table:table-cell>
          <table:table-cell table:style-name="Table3.A1" office:value-type="string">
            <text:p text:style-name="P10">Sistema</text:p>
          </table:table-cell>
        </table:table-row>
        <table:table-row table:style-name="Table3.1">
          <table:table-cell table:style-name="Table3.A1" office:value-type="string">
            <text:p text:style-name="P10">Livello</text:p>
          </table:table-cell>
          <table:table-cell table:style-name="Table3.A1" office:value-type="string">
            <text:p text:style-name="P10">Obiettivo utente</text:p>
          </table:table-cell>
        </table:table-row>
        <table:table-row table:style-name="Table3.1">
          <table:table-cell table:style-name="Table3.A1" office:value-type="string">
            <text:p text:style-name="P10">Attore primario</text:p>
          </table:table-cell>
          <table:table-cell table:style-name="Table3.A1" office:value-type="string">
            <text:p text:style-name="P10">Giocatore</text:p>
          </table:table-cell>
        </table:table-row>
        <table:table-row table:style-name="Table3.1">
          <table:table-cell table:style-name="Table3.A1" office:value-type="string">
            <text:p text:style-name="P10">Attore finale</text:p>
          </table:table-cell>
          <table:table-cell table:style-name="Table3.A1" office:value-type="string">
            <text:p text:style-name="P10">Giocatore</text:p>
          </table:table-cell>
        </table:table-row>
        <table:table-row table:style-name="Table3.1">
          <table:table-cell table:style-name="Table3.A1" office:value-type="string">
            <text:p text:style-name="P10">Parti interessate e interessi:</text:p>
          </table:table-cell>
          <table:table-cell table:style-name="Table3.A1" office:value-type="string">
            <text:p text:style-name="P10"/>
          </table:table-cell>
        </table:table-row>
        <table:table-row table:style-name="Table3.1">
          <table:table-cell table:style-name="Table3.A1" office:value-type="string">
            <text:p text:style-name="P10">Giocatore </text:p>
          </table:table-cell>
          <table:table-cell table:style-name="Table3.A1" office:value-type="string">
            <text:p text:style-name="P10">Vuole creare una propria partita personalizzata</text:p>
          </table:table-cell>
        </table:table-row>
        <table:table-row table:style-name="Table3.1">
          <table:table-cell table:style-name="Table3.A1" office:value-type="string">
            <text:p text:style-name="P10">Pre-Condizioni</text:p>
          </table:table-cell>
          <table:table-cell table:style-name="Table3.A1" office:value-type="string">
            <text:p text:style-name="P10">Il giocatore ha eseguito il login </text:p>
          </table:table-cell>
        </table:table-row>
        <table:table-row table:style-name="Table3.1">
          <table:table-cell table:style-name="Table3.A1" office:value-type="string">
            <text:p text:style-name="P10">Garanzia di successo</text:p>
          </table:table-cell>
          <table:table-cell table:style-name="Table3.A1" office:value-type="string">
            <text:p text:style-name="P10">La partita verrà creata secondo le opzioni del Giocatore e sarà in attesa di 4 giocatori per iniziare</text:p>
          </table:table-cell>
        </table:table-row>
        <table:table-row table:style-name="Table3.1">
          <table:table-cell table:style-name="Table3.A1" office:value-type="string">
            <text:p text:style-name="P10">Scenario Principale</text:p>
          </table:table-cell>
          <table:table-cell table:style-name="Table3.A1" office:value-type="string">
            <text:p text:style-name="P10"/>
          </table:table-cell>
        </table:table-row>
        <table:table-row table:style-name="Table3.1">
          <table:table-cell table:style-name="Table3.A1" office:value-type="string">
            <text:p text:style-name="P10">1</text:p>
          </table:table-cell>
          <table:table-cell table:style-name="Table3.A1" office:value-type="string">
            <text:p text:style-name="P10">Il Giocatore accede alla vista di Creazione Partita</text:p>
          </table:table-cell>
        </table:table-row>
        <table:table-row table:style-name="Table3.1">
          <table:table-cell table:style-name="Table3.A1" office:value-type="string">
            <text:p text:style-name="P10">2</text:p>
          </table:table-cell>
          <table:table-cell table:style-name="Table3.A1" office:value-type="string">
            <text:p text:style-name="P10">Il giocatore imposta la partita a livello pubblico</text:p>
          </table:table-cell>
        </table:table-row>
        <table:table-row table:style-name="Table3.1">
          <table:table-cell table:style-name="Table3.A1" office:value-type="string">
            <text:p text:style-name="P10">3</text:p>
          </table:table-cell>
          <table:table-cell table:style-name="Table3.A1" office:value-type="string">
            <text:p text:style-name="P10">Il sistema mostrerà al giocatore un insieme di possibili opzioni modificabili della partita.</text:p>
          </table:table-cell>
        </table:table-row>
        <table:table-row table:style-name="Table3.1">
          <table:table-cell table:style-name="Table3.A1" office:value-type="string">
            <text:p text:style-name="P10">4</text:p>
          </table:table-cell>
          <table:table-cell table:style-name="Table3.A1" office:value-type="string">
            <text:p text:style-name="P10">Il giocatore modifica le opzioni come più gli aggrada</text:p>
          </table:table-cell>
        </table:table-row>
        <table:table-row table:style-name="Table3.1">
          <table:table-cell table:style-name="Table3.A1" office:value-type="string">
            <text:p text:style-name="P10">5</text:p>
          </table:table-cell>
          <table:table-cell table:style-name="Table3.A1" office:value-type="string">
            <text:p text:style-name="P10">Il giocatore applica le modifiche</text:p>
          </table:table-cell>
        </table:table-row>
        <table:table-row table:style-name="Table3.1">
          <table:table-cell table:style-name="Table3.A1" office:value-type="string">
            <text:p text:style-name="P10">6</text:p>
          </table:table-cell>
          <table:table-cell table:style-name="Table3.A1" office:value-type="string">
            <text:p text:style-name="P10">Il sistema crea una partita con le opzioni scelte</text:p>
          </table:table-cell>
        </table:table-row>
        <table:table-row table:style-name="Table3.1">
          <table:table-cell table:style-name="Table3.A1" office:value-type="string">
            <text:p text:style-name="P10">7</text:p>
          </table:table-cell>
          <table:table-cell table:style-name="Table3.A1" office:value-type="string">
            <text:p text:style-name="P10">Il giocatore ha la partita pronta per ospitare altri 3 giocatori</text:p>
          </table:table-cell>
        </table:table-row>
        <table:table-row table:style-name="Table3.1">
          <table:table-cell table:style-name="Table3.A1" office:value-type="string">
            <text:p text:style-name="P10">Scenari alternativi</text:p>
          </table:table-cell>
          <table:table-cell table:style-name="Table3.A1" office:value-type="string">
            <text:p text:style-name="P10"/>
          </table:table-cell>
        </table:table-row>
        <table:table-row table:style-name="Table3.1">
          <table:table-cell table:style-name="Table3.A1" office:value-type="string">
            <text:p text:style-name="P10">2a</text:p>
          </table:table-cell>
          <table:table-cell table:style-name="Table3.A1" office:value-type="string">
            <text:p text:style-name="P10">1 Il giocatore imposta la partita a livello privato</text:p>
          </table:table-cell>
        </table:table-row>
        <table:table-row table:style-name="Table3.1">
          <table:table-cell table:style-name="Table3.A1" office:value-type="string">
            <text:p text:style-name="P10"/>
          </table:table-cell>
          <table:table-cell table:style-name="Table3.A1" office:value-type="string">
            <text:p text:style-name="P10">2 Ritorna al punto 3 dello scenario principale</text:p>
          </table:table-cell>
        </table:table-row>
      </table:table>
      <text:p text:style-name="P2"/>
      <text:p text:style-name="P2"/>
      <text:p text:style-name="P2"/>
      <text:p text:style-name="P2"/>
      <text:p text:style-name="P2"><text:soft-page-break/></text:p>
      <text:p text:style-name="P2"/>
      <text:p text:style-name="P2"/>
      <text:p text:style-name="P2">UC12: Muovere la pedina al proprio turno</text:p>
      <table:table table:name="Table4" table:style-name="Table4">
        <table:table-column table:style-name="Table4.A"/>
        <table:table-column table:style-name="Table4.B"/>
        <table:table-row table:style-name="Table4.1">
          <table:table-cell table:style-name="Table4.A1" office:value-type="string">
            <text:p text:style-name="P3">Nome</text:p>
          </table:table-cell>
          <table:table-cell table:style-name="Table4.A1" office:value-type="string">
            <text:p text:style-name="P2">Muovere la pedina al proprio turno</text:p>
          </table:table-cell>
        </table:table-row>
        <table:table-row table:style-name="Table4.1">
          <table:table-cell table:style-name="Table4.A1" office:value-type="string">
            <text:p text:style-name="P3">Portata</text:p>
          </table:table-cell>
          <table:table-cell table:style-name="Table4.A1" office:value-type="string">
            <text:p text:style-name="P3">Sistema</text:p>
          </table:table-cell>
        </table:table-row>
        <table:table-row table:style-name="Table4.1">
          <table:table-cell table:style-name="Table4.A1" office:value-type="string">
            <text:p text:style-name="P3">Livello</text:p>
          </table:table-cell>
          <table:table-cell table:style-name="Table4.A1" office:value-type="string">
            <text:p text:style-name="P3">Obiettivo utente</text:p>
          </table:table-cell>
        </table:table-row>
        <table:table-row table:style-name="Table4.1">
          <table:table-cell table:style-name="Table4.A1" office:value-type="string">
            <text:p text:style-name="P3">Attore primario</text:p>
          </table:table-cell>
          <table:table-cell table:style-name="Table4.A1" office:value-type="string">
            <text:p text:style-name="P3">Giocatore</text:p>
          </table:table-cell>
        </table:table-row>
        <table:table-row table:style-name="Table4.1">
          <table:table-cell table:style-name="Table4.A1" office:value-type="string">
            <text:p text:style-name="P3">Attore finale</text:p>
          </table:table-cell>
          <table:table-cell table:style-name="Table4.A1" office:value-type="string">
            <text:p text:style-name="P3">Giocatore</text:p>
          </table:table-cell>
        </table:table-row>
        <table:table-row table:style-name="Table4.1">
          <table:table-cell table:style-name="Table4.A1" office:value-type="string">
            <text:p text:style-name="P3">Parti interessate e interessi</text:p>
          </table:table-cell>
          <table:table-cell table:style-name="Table4.A1" office:value-type="string">
            <text:p text:style-name="P3"/>
          </table:table-cell>
        </table:table-row>
        <table:table-row table:style-name="Table4.1">
          <table:table-cell table:style-name="Table4.A1" office:value-type="string">
            <text:p text:style-name="P3">Giocatore </text:p>
          </table:table-cell>
          <table:table-cell table:style-name="Table4.A1" office:value-type="string">
            <text:p text:style-name="P3">Tirerà i dadi per muovere la propria pedina di un certo numero di caselle</text:p>
          </table:table-cell>
        </table:table-row>
        <table:table-row table:style-name="Table4.1">
          <table:table-cell table:style-name="Table4.A1" office:value-type="string">
            <text:p text:style-name="P3">SuD</text:p>
          </table:table-cell>
          <table:table-cell table:style-name="Table4.A1" office:value-type="string">
            <text:p text:style-name="P3">Controllerà i risultati dei dadi, se sono un doppio, ne farà la somma e moverà la pedina di quel numero di caselle</text:p>
          </table:table-cell>
        </table:table-row>
        <table:table-row table:style-name="Table4.1">
          <table:table-cell table:style-name="Table4.A1" office:value-type="string">
            <text:p text:style-name="P3">Pre-Condizioni</text:p>
          </table:table-cell>
          <table:table-cell table:style-name="Table4.A1" office:value-type="string">
            <text:p text:style-name="P3">Deve essere il turno del giocatore</text:p>
          </table:table-cell>
        </table:table-row>
        <table:table-row table:style-name="Table4.1">
          <table:table-cell table:style-name="Table4.A1" office:value-type="string">
            <text:p text:style-name="P3">Garanzia di successo</text:p>
          </table:table-cell>
          <table:table-cell table:style-name="Table4.A1" office:value-type="string">
            <text:p text:style-name="P3">La pedina del giocatore si muoverà di un numero di caselle pari alla somma dei due dadi</text:p>
          </table:table-cell>
        </table:table-row>
        <table:table-row table:style-name="Table4.1">
          <table:table-cell table:style-name="Table4.A1" office:value-type="string">
            <text:p text:style-name="P3">Scenario Principale</text:p>
          </table:table-cell>
          <table:table-cell table:style-name="Table4.A1" office:value-type="string">
            <text:p text:style-name="P3"/>
          </table:table-cell>
        </table:table-row>
        <table:table-row table:style-name="Table4.1">
          <table:table-cell table:style-name="Table4.A1" office:value-type="string">
            <text:p text:style-name="P3">1</text:p>
          </table:table-cell>
          <table:table-cell table:style-name="Table4.A1" office:value-type="string">
            <text:p text:style-name="P3">Inizia il turno del giocatore</text:p>
          </table:table-cell>
        </table:table-row>
        <table:table-row table:style-name="Table4.1">
          <table:table-cell table:style-name="Table4.A1" office:value-type="string">
            <text:p text:style-name="P3">2</text:p>
          </table:table-cell>
          <table:table-cell table:style-name="Table4.A1" office:value-type="string">
            <text:p text:style-name="P3">Il giocatore tira i dadi</text:p>
          </table:table-cell>
        </table:table-row>
        <table:table-row table:style-name="Table4.1">
          <table:table-cell table:style-name="Table4.A1" office:value-type="string">
            <text:p text:style-name="P3">3</text:p>
          </table:table-cell>
          <table:table-cell table:style-name="Table4.A1" office:value-type="string">
            <text:p text:style-name="P3">Il sistema osserva i due risultati</text:p>
          </table:table-cell>
        </table:table-row>
        <table:table-row table:style-name="Table4.1">
          <table:table-cell table:style-name="Table4.A1" office:value-type="string">
            <text:p text:style-name="P3">4 </text:p>
          </table:table-cell>
          <table:table-cell table:style-name="Table4.A1" office:value-type="string">
            <text:p text:style-name="P3">Il sistema somma i due risultati, ottenendo un valore n</text:p>
          </table:table-cell>
        </table:table-row>
        <text:soft-page-break/>
        <table:table-row table:style-name="Table4.1">
          <table:table-cell table:style-name="Table4.A1" office:value-type="string">
            <text:p text:style-name="P3">5 </text:p>
          </table:table-cell>
          <table:table-cell table:style-name="Table4.A1" office:value-type="string">
            <text:p text:style-name="P3">Il sistema sposta la pedina del giocatore di n caselle in avanti (senso orario)</text:p>
          </table:table-cell>
        </table:table-row>
        <table:table-row table:style-name="Table4.1">
          <table:table-cell table:style-name="Table4.A1" office:value-type="string">
            <text:p text:style-name="P3">6</text:p>
          </table:table-cell>
          <table:table-cell table:style-name="Table4.A1" office:value-type="string">
            <text:p text:style-name="P3">La pedina si ferma sulla n-esima casella</text:p>
          </table:table-cell>
        </table:table-row>
        <table:table-row table:style-name="Table4.1">
          <table:table-cell table:style-name="Table4.A1" office:value-type="string">
            <text:p text:style-name="P3">7</text:p>
          </table:table-cell>
          <table:table-cell table:style-name="Table4.A1" office:value-type="string">
            <text:p text:style-name="P3">Il giocatore dovrà compiere le azioni richieste dalla casella di arrivo</text:p>
          </table:table-cell>
        </table:table-row>
        <table:table-row table:style-name="Table4.1">
          <table:table-cell table:style-name="Table4.A1" office:value-type="string">
            <text:p text:style-name="P3">8</text:p>
          </table:table-cell>
          <table:table-cell table:style-name="Table4.A1" office:value-type="string">
            <text:p text:style-name="P3">Il movimento è concluso, il giocatore può passare alla fase successiva del turno</text:p>
          </table:table-cell>
        </table:table-row>
        <table:table-row table:style-name="Table4.1">
          <table:table-cell table:style-name="Table4.A1" office:value-type="string">
            <text:p text:style-name="P3">Scenari alternativi</text:p>
          </table:table-cell>
          <table:table-cell table:style-name="Table4.A1" office:value-type="string">
            <text:p text:style-name="P3"/>
          </table:table-cell>
        </table:table-row>
        <table:table-row table:style-name="Table4.1">
          <table:table-cell table:style-name="Table4.A1" office:value-type="string">
            <text:p text:style-name="P3">8a</text:p>
          </table:table-cell>
          <table:table-cell table:style-name="Table4.A1" office:value-type="string">
            <text:p text:style-name="P3">1 <text:s/>I risultati al passo 3 erano uguali, quindi il giocatore ha ottenuto un doppio: dovrà tirare nuovamente i dadi.</text:p>
          </table:table-cell>
        </table:table-row>
        <table:table-row table:style-name="Table4.1">
          <table:table-cell table:style-name="Table4.A1" office:value-type="string">
            <text:p text:style-name="P3"/>
          </table:table-cell>
          <table:table-cell table:style-name="Table4.A1" office:value-type="string">
            <text:p text:style-name="P3">2 Il giocatore tira i dadi</text:p>
          </table:table-cell>
        </table:table-row>
        <table:table-row table:style-name="Table4.1">
          <table:table-cell table:style-name="Table4.A1" office:value-type="string">
            <text:p text:style-name="P3"/>
          </table:table-cell>
          <table:table-cell table:style-name="Table4.A1" office:value-type="string">
            <text:p text:style-name="P3">3 Il sistema osserva i due risultati</text:p>
          </table:table-cell>
        </table:table-row>
        <table:table-row table:style-name="Table4.1">
          <table:table-cell table:style-name="Table4.A1" office:value-type="string">
            <text:p text:style-name="P3"/>
          </table:table-cell>
          <table:table-cell table:style-name="Table4.A1" office:value-type="string">
            <text:p text:style-name="P3">4 Il sistema somma i due risultati, ottenendo un valore n</text:p>
          </table:table-cell>
        </table:table-row>
        <table:table-row table:style-name="Table4.1">
          <table:table-cell table:style-name="Table4.A1" office:value-type="string">
            <text:p text:style-name="P3"/>
          </table:table-cell>
          <table:table-cell table:style-name="Table4.A1" office:value-type="string">
            <text:p text:style-name="P3">5 Il sistema sposta la pedina del giocatore di n caselle in avanti (senso orario)</text:p>
          </table:table-cell>
        </table:table-row>
        <table:table-row table:style-name="Table4.1">
          <table:table-cell table:style-name="Table4.A1" office:value-type="string">
            <text:p text:style-name="P3"/>
          </table:table-cell>
          <table:table-cell table:style-name="Table4.A1" office:value-type="string">
            <text:p text:style-name="P3">6 La pedina si ferma sulla n-esima casella</text:p>
          </table:table-cell>
        </table:table-row>
        <table:table-row table:style-name="Table4.1">
          <table:table-cell table:style-name="Table4.A1" office:value-type="string">
            <text:p text:style-name="P3"/>
          </table:table-cell>
          <table:table-cell table:style-name="Table4.A1" office:value-type="string">
            <text:p text:style-name="P3">7 Il giocatore dovrà compiere le azioni richieste dalla casella di arrivo</text:p>
          </table:table-cell>
        </table:table-row>
        <table:table-row table:style-name="Table4.1">
          <table:table-cell table:style-name="Table4.A1" office:value-type="string">
            <text:p text:style-name="P3"/>
          </table:table-cell>
          <table:table-cell table:style-name="Table4.A1" office:value-type="string">
            <text:p text:style-name="P3">8 Passa alla fase 8 dello scenario originale</text:p>
          </table:table-cell>
        </table:table-row>
        <table:table-row table:style-name="Table4.1">
          <table:table-cell table:style-name="Table4.A1" office:value-type="string">
            <text:p text:style-name="P3">8a 1a</text:p>
          </table:table-cell>
          <table:table-cell table:style-name="Table4.A1" office:value-type="string">
            <text:p text:style-name="P7"><text:span text:style-name="T1">E’ la seconda volta che si ottiene un doppio di seguito: la pedina del giocatore dovrà </text:span><text:span text:style-name="T4">e</text:span><text:span text:style-name="T5">ntrare</text:span><text:span text:style-name="T2"> nella prigione</text:span><text:span text:style-name="T1">.</text:span></text:p>
          </table:table-cell>
        </table:table-row>
      </table:table>
      <text:p text:style-name="P2"/>
      <text:p text:style-name="P3"/>
      <text:p text:style-name="P3">UC13: Comprare una proprietà libera</text:p>
      <text:p text:style-name="P2"/>
      <table:table table:name="Table5" table:style-name="Table5">
        <table:table-column table:style-name="Table5.A"/>
        <table:table-column table:style-name="Table5.B"/>
        <table:table-row table:style-name="Table5.1">
          <table:table-cell table:style-name="Table5.A1" office:value-type="string">
            <text:p text:style-name="P3">Nome</text:p>
          </table:table-cell>
          <table:table-cell table:style-name="Table5.A1" office:value-type="string">
            <text:p text:style-name="P3"><text:s/>Comprare una proprietà libera</text:p>
          </table:table-cell>
        </table:table-row>
        <text:soft-page-break/>
        <table:table-row table:style-name="Table5.1">
          <table:table-cell table:style-name="Table5.A1" office:value-type="string">
            <text:p text:style-name="P3">Portata</text:p>
          </table:table-cell>
          <table:table-cell table:style-name="Table5.A1" office:value-type="string">
            <text:p text:style-name="P3">Sistema</text:p>
          </table:table-cell>
        </table:table-row>
        <table:table-row table:style-name="Table5.1">
          <table:table-cell table:style-name="Table5.A1" office:value-type="string">
            <text:p text:style-name="P3">Livello</text:p>
          </table:table-cell>
          <table:table-cell table:style-name="Table5.A1" office:value-type="string">
            <text:p text:style-name="P3">Obiettivo utente</text:p>
          </table:table-cell>
        </table:table-row>
        <table:table-row table:style-name="Table5.1">
          <table:table-cell table:style-name="Table5.A1" office:value-type="string">
            <text:p text:style-name="P3">Attore primario</text:p>
          </table:table-cell>
          <table:table-cell table:style-name="Table5.A1" office:value-type="string">
            <text:p text:style-name="P3">Giocatore</text:p>
          </table:table-cell>
        </table:table-row>
        <table:table-row table:style-name="Table5.1">
          <table:table-cell table:style-name="Table5.A1" office:value-type="string">
            <text:p text:style-name="P3">Attore finale</text:p>
          </table:table-cell>
          <table:table-cell table:style-name="Table5.A1" office:value-type="string">
            <text:p text:style-name="P3">Giocatore</text:p>
          </table:table-cell>
        </table:table-row>
        <table:table-row table:style-name="Table5.1">
          <table:table-cell table:style-name="Table5.A1" office:value-type="string">
            <text:p text:style-name="P3">Parti interessate e interessi</text:p>
          </table:table-cell>
          <table:table-cell table:style-name="Table5.A1" office:value-type="string">
            <text:p text:style-name="P3"/>
          </table:table-cell>
        </table:table-row>
        <table:table-row table:style-name="Table5.1">
          <table:table-cell table:style-name="Table5.A1" office:value-type="string">
            <text:p text:style-name="P3">Giocatore </text:p>
          </table:table-cell>
          <table:table-cell table:style-name="Table5.A1" office:value-type="string">
            <text:p text:style-name="P3">Comprare una proprietà libera sulla cui relativa casella si è fermata la sua pedina</text:p>
          </table:table-cell>
        </table:table-row>
        <table:table-row table:style-name="Table5.1">
          <table:table-cell table:style-name="Table5.A1" office:value-type="string">
            <text:p text:style-name="P3">SuD</text:p>
          </table:table-cell>
          <table:table-cell table:style-name="Table5.A1" office:value-type="string">
            <text:p text:style-name="P3">Interagirà con il giocatore tramite la banca </text:p>
          </table:table-cell>
        </table:table-row>
        <table:table-row table:style-name="Table5.1">
          <table:table-cell table:style-name="Table5.A1" office:value-type="string">
            <text:p text:style-name="P3">Pre-Condizioni</text:p>
          </table:table-cell>
          <table:table-cell table:style-name="Table5.A1" office:value-type="string">
            <text:p text:style-name="P3">Il giocatore ha mosso la pedina ed è finito su una casella di proprietà libera</text:p>
          </table:table-cell>
        </table:table-row>
        <table:table-row table:style-name="Table5.1">
          <table:table-cell table:style-name="Table5.A1" office:value-type="string">
            <text:p text:style-name="P3">Garanzia di successo</text:p>
          </table:table-cell>
          <table:table-cell table:style-name="Table5.A1" office:value-type="string">
            <text:p text:style-name="P3">Il giocatore avrà il contratto delle proprietà desiderata</text:p>
          </table:table-cell>
        </table:table-row>
        <table:table-row table:style-name="Table5.1">
          <table:table-cell table:style-name="Table5.A1" office:value-type="string">
            <text:p text:style-name="P3">Scenario Principale</text:p>
          </table:table-cell>
          <table:table-cell table:style-name="Table5.A1" office:value-type="string">
            <text:p text:style-name="P3"/>
          </table:table-cell>
        </table:table-row>
        <table:table-row table:style-name="Table5.1">
          <table:table-cell table:style-name="Table5.A1" office:value-type="string">
            <text:p text:style-name="P3">1</text:p>
          </table:table-cell>
          <table:table-cell table:style-name="Table5.A1" office:value-type="string">
            <text:p text:style-name="P3">La pedina del giocatore ha terminato il movimento su una casella di proprietà libera</text:p>
          </table:table-cell>
        </table:table-row>
        <table:table-row table:style-name="Table5.1">
          <table:table-cell table:style-name="Table5.A1" office:value-type="string">
            <text:p text:style-name="P3">2</text:p>
          </table:table-cell>
          <table:table-cell table:style-name="Table5.A1" office:value-type="string">
            <text:p text:style-name="P3">Il giocatore ha la possibilità di comprare la proprietà relativa</text:p>
          </table:table-cell>
        </table:table-row>
        <table:table-row table:style-name="Table5.1">
          <table:table-cell table:style-name="Table5.A1" office:value-type="string">
            <text:p text:style-name="P3">3</text:p>
          </table:table-cell>
          <table:table-cell table:style-name="Table5.A1" office:value-type="string">
            <text:p text:style-name="P3">Il sistema controlla il prezzo sul contratto della proprietà e lo mostra al giocatore</text:p>
          </table:table-cell>
        </table:table-row>
        <table:table-row table:style-name="Table5.1">
          <table:table-cell table:style-name="Table5.A1" office:value-type="string">
            <text:p text:style-name="P3">4</text:p>
          </table:table-cell>
          <table:table-cell table:style-name="Table5.A1" office:value-type="string">
            <text:p text:style-name="P3">Il giocatore decide di acquistare la proprietà</text:p>
          </table:table-cell>
        </table:table-row>
        <text:soft-page-break/>
        <table:table-row table:style-name="Table5.1">
          <table:table-cell table:style-name="Table5.A1" office:value-type="string">
            <text:p text:style-name="P3">5</text:p>
          </table:table-cell>
          <table:table-cell table:style-name="Table5.A1" office:value-type="string">
            <text:p text:style-name="P3">Il giocatore paga la banca quanto richiesto</text:p>
          </table:table-cell>
        </table:table-row>
        <table:table-row table:style-name="Table5.1">
          <table:table-cell table:style-name="Table5.A1" office:value-type="string">
            <text:p text:style-name="P3">6</text:p>
          </table:table-cell>
          <table:table-cell table:style-name="Table5.A1" office:value-type="string">
            <text:p text:style-name="P3">Il sistema dà al Giocatore il contratto della proprietà comprata</text:p>
          </table:table-cell>
        </table:table-row>
        <table:table-row table:style-name="Table5.1">
          <table:table-cell table:style-name="Table5.A1" office:value-type="string">
            <text:p text:style-name="P3">7</text:p>
          </table:table-cell>
          <table:table-cell table:style-name="Table5.A1" office:value-type="string">
            <text:p text:style-name="P3">Il giocatore ha concluso e può continuare il turno</text:p>
          </table:table-cell>
        </table:table-row>
        <table:table-row table:style-name="Table5.1">
          <table:table-cell table:style-name="Table5.A1" office:value-type="string">
            <text:p text:style-name="P3">Scenari alternativi</text:p>
          </table:table-cell>
          <table:table-cell table:style-name="Table5.A1" office:value-type="string">
            <text:p text:style-name="P3"/>
          </table:table-cell>
        </table:table-row>
        <table:table-row table:style-name="Table5.1">
          <table:table-cell table:style-name="Table5.A1" office:value-type="string">
            <text:p text:style-name="P3">5a</text:p>
          </table:table-cell>
          <table:table-cell table:style-name="Table5.A1" office:value-type="string">
            <text:p text:style-name="P7"><text:span text:style-name="T1">Il giocatore non dispone di sufficienti soldi, non può acquistare la proprietà.Il sistema dovrà </text:span><text:span text:style-name="T3">Mettere la proprietà all’asta</text:span><text:span text:style-name="T1"> fra tutti i giocatori.</text:span></text:p>
          </table:table-cell>
        </table:table-row>
        <table:table-row table:style-name="Table5.1">
          <table:table-cell table:style-name="Table5.A1" office:value-type="string">
            <text:p text:style-name="P3">4a </text:p>
          </table:table-cell>
          <table:table-cell table:style-name="Table5.A1" office:value-type="string">
            <text:p text:style-name="P7"><text:span text:style-name="T1">Il giocatore non vuole comprare la proprietà. Il sistema dovrà </text:span><text:span text:style-name="T3">Mettere la proprietà all’asta</text:span><text:span text:style-name="T1"> fra tutti i giocatori.</text:span></text:p>
          </table:table-cell>
        </table:table-row>
      </table:table>
      <text:p text:style-name="P2"/>
      <text:p text:style-name="P2"/>
      <text:p text:style-name="P2"/>
      <text:p text:style-name="P2"/>
      <text:p text:style-name="P2"/>
      <text:p text:style-name="P2"/>
      <text:p text:style-name="P2">UC14: Pagare l’affitto</text:p>
      <table:table table:name="Table6" table:style-name="Table6">
        <table:table-column table:style-name="Table6.A"/>
        <table:table-column table:style-name="Table6.B"/>
        <table:table-row table:style-name="Table6.1">
          <table:table-cell table:style-name="Table6.A1" office:value-type="string">
            <text:p text:style-name="P3">Nome</text:p>
          </table:table-cell>
          <table:table-cell table:style-name="Table6.A1" office:value-type="string">
            <text:p text:style-name="P2">Pagare l’affitto</text:p>
          </table:table-cell>
        </table:table-row>
        <table:table-row table:style-name="Table6.1">
          <table:table-cell table:style-name="Table6.A1" office:value-type="string">
            <text:p text:style-name="P3">Portata</text:p>
          </table:table-cell>
          <table:table-cell table:style-name="Table6.A1" office:value-type="string">
            <text:p text:style-name="P3">Sistema</text:p>
          </table:table-cell>
        </table:table-row>
        <table:table-row table:style-name="Table6.1">
          <table:table-cell table:style-name="Table6.A1" office:value-type="string">
            <text:p text:style-name="P3">Livello</text:p>
          </table:table-cell>
          <table:table-cell table:style-name="Table6.A1" office:value-type="string">
            <text:p text:style-name="P3">Obiettivo utente</text:p>
          </table:table-cell>
        </table:table-row>
        <table:table-row table:style-name="Table6.1">
          <table:table-cell table:style-name="Table6.A1" office:value-type="string">
            <text:p text:style-name="P3">Attore primario</text:p>
          </table:table-cell>
          <table:table-cell table:style-name="Table6.A1" office:value-type="string">
            <text:p text:style-name="P3">Giocatore</text:p>
          </table:table-cell>
        </table:table-row>
        <table:table-row table:style-name="Table6.1">
          <table:table-cell table:style-name="Table6.A1" office:value-type="string">
            <text:p text:style-name="P3">Attore finale</text:p>
          </table:table-cell>
          <table:table-cell table:style-name="Table6.A1" office:value-type="string">
            <text:p text:style-name="P3">Giocatore</text:p>
          </table:table-cell>
        </table:table-row>
        <table:table-row table:style-name="Table6.1">
          <table:table-cell table:style-name="Table6.A1" office:value-type="string">
            <text:p text:style-name="P3">Parti interessate e interessi</text:p>
          </table:table-cell>
          <table:table-cell table:style-name="Table6.A1" office:value-type="string">
            <text:p text:style-name="P3"/>
          </table:table-cell>
        </table:table-row>
        <table:table-row table:style-name="Table6.1">
          <table:table-cell table:style-name="Table6.A1" office:value-type="string">
            <text:p text:style-name="P3">Giocatore </text:p>
          </table:table-cell>
          <table:table-cell table:style-name="Table6.A1" office:value-type="string">
            <text:p text:style-name="P3">Pagare l’affitto al proprietario della proprietà su cui di è fermato</text:p>
          </table:table-cell>
        </table:table-row>
        <text:soft-page-break/>
        <table:table-row table:style-name="Table6.1">
          <table:table-cell table:style-name="Table6.A1" office:value-type="string">
            <text:p text:style-name="P3">Proprietario</text:p>
          </table:table-cell>
          <table:table-cell table:style-name="Table6.A1" office:value-type="string">
            <text:p text:style-name="P3">Ricevere il giusto affitto dal giocatore che si è fermato sulla sua proprietà</text:p>
          </table:table-cell>
        </table:table-row>
        <table:table-row table:style-name="Table6.1">
          <table:table-cell table:style-name="Table6.A1" office:value-type="string">
            <text:p text:style-name="P3">Pre-Condizioni</text:p>
          </table:table-cell>
          <table:table-cell table:style-name="Table6.A1" office:value-type="string">
            <text:p text:style-name="P3">La pedina del giocatore ha terminato il movimento sulla casella di una proprietà aggiudicata</text:p>
          </table:table-cell>
        </table:table-row>
        <table:table-row table:style-name="Table6.1">
          <table:table-cell table:style-name="Table6.A1" office:value-type="string">
            <text:p text:style-name="P3">Garanzia di successo</text:p>
          </table:table-cell>
          <table:table-cell table:style-name="Table6.A1" office:value-type="string">
            <text:p text:style-name="P3">Il proprietario ottiene quanto giusto</text:p>
          </table:table-cell>
        </table:table-row>
        <table:table-row table:style-name="Table6.1">
          <table:table-cell table:style-name="Table6.A1" office:value-type="string">
            <text:p text:style-name="P3">Scenario Principale</text:p>
          </table:table-cell>
          <table:table-cell table:style-name="Table6.A1" office:value-type="string">
            <text:p text:style-name="P3"/>
          </table:table-cell>
        </table:table-row>
        <table:table-row table:style-name="Table6.1">
          <table:table-cell table:style-name="Table6.A1" office:value-type="string">
            <text:p text:style-name="P3">1</text:p>
          </table:table-cell>
          <table:table-cell table:style-name="Table6.A1" office:value-type="string">
            <text:p text:style-name="P3">Il giocatore termina su una proprietà aggiudicata</text:p>
          </table:table-cell>
        </table:table-row>
        <table:table-row table:style-name="Table6.1">
          <table:table-cell table:style-name="Table6.A1" office:value-type="string">
            <text:p text:style-name="P3">2</text:p>
          </table:table-cell>
          <table:table-cell table:style-name="Table6.A1" office:value-type="string">
            <text:p text:style-name="P3">Il proprietario di tale proprietà controlla sul relativo contratto l’affitto di essa.</text:p>
          </table:table-cell>
        </table:table-row>
        <table:table-row table:style-name="Table6.1">
          <table:table-cell table:style-name="Table6.A1" office:value-type="string">
            <text:p text:style-name="P3">3</text:p>
          </table:table-cell>
          <table:table-cell table:style-name="Table6.A1" office:value-type="string">
            <text:p text:style-name="P3">Il proprietario richiede quella somma al giocatore</text:p>
          </table:table-cell>
        </table:table-row>
        <table:table-row table:style-name="Table6.1">
          <table:table-cell table:style-name="Table6.A1" office:value-type="string">
            <text:p text:style-name="P3">4</text:p>
          </table:table-cell>
          <table:table-cell table:style-name="Table6.A1" office:value-type="string">
            <text:p text:style-name="P3">Il giocatore paga il proprietario</text:p>
          </table:table-cell>
        </table:table-row>
        <table:table-row table:style-name="Table6.1">
          <table:table-cell table:style-name="Table6.A1" office:value-type="string">
            <text:p text:style-name="P3">5</text:p>
          </table:table-cell>
          <table:table-cell table:style-name="Table6.A1" office:value-type="string">
            <text:p text:style-name="P3">Il proprietario prende i soldi</text:p>
          </table:table-cell>
        </table:table-row>
        <table:table-row table:style-name="Table6.1">
          <table:table-cell table:style-name="Table6.A1" office:value-type="string">
            <text:p text:style-name="P3">6</text:p>
          </table:table-cell>
          <table:table-cell table:style-name="Table6.A1" office:value-type="string">
            <text:p text:style-name="P3">Il pagamento è concluso e il giocatore può continuare il suo turno</text:p>
          </table:table-cell>
        </table:table-row>
        <table:table-row table:style-name="Table6.1">
          <table:table-cell table:style-name="Table6.A1" office:value-type="string">
            <text:p text:style-name="P3">Scenari alternativi</text:p>
          </table:table-cell>
          <table:table-cell table:style-name="Table6.A1" office:value-type="string">
            <text:p text:style-name="P3"/>
          </table:table-cell>
        </table:table-row>
        <table:table-row table:style-name="Table6.1">
          <table:table-cell table:style-name="Table6.A1" office:value-type="string">
            <text:p text:style-name="P3">2a</text:p>
          </table:table-cell>
          <table:table-cell table:style-name="Table6.A1" office:value-type="string">
            <text:p text:style-name="P3">Il proprietario possiede tutte le proprietà della stessa zona di quella in questione. <text:s/>L’affitto aumenta quanto indicato nel contratto. Vai al passo 3</text:p>
          </table:table-cell>
        </table:table-row>
        <table:table-row table:style-name="Table6.1">
          <table:table-cell table:style-name="Table6.A1" office:value-type="string">
            <text:p text:style-name="P3">2b</text:p>
          </table:table-cell>
          <table:table-cell table:style-name="Table6.A1" office:value-type="string">
            <text:p text:style-name="P3">La proprietà contiene una o più case. <text:s/>L’affitto aumenta quanto indicato nel contratto. Vai al passo 3</text:p>
          </table:table-cell>
        </table:table-row>
        <table:table-row table:style-name="Table6.1">
          <table:table-cell table:style-name="Table6.A1" table:number-rows-spanned="3" office:value-type="string">
            <text:p text:style-name="P3">1a</text:p>
          </table:table-cell>
          <table:table-cell table:style-name="Table6.A1" office:value-type="string">
            <text:p text:style-name="P3">La proprietà è ipotecata</text:p>
          </table:table-cell>
        </table:table-row>
        <table:table-row table:style-name="Table6.1">
          <table:covered-table-cell/>
          <table:table-cell table:style-name="Table6.B22" office:value-type="string">
            <text:p text:style-name="P3">1 Il giocatore non paga nulla</text:p>
          </table:table-cell>
        </table:table-row>
        <table:table-row table:style-name="Table6.1">
          <table:covered-table-cell/>
          <table:table-cell table:style-name="Table6.B22" office:value-type="string">
            <text:p text:style-name="P3">2 Vai al passo 6 dello scenario principale</text:p>
          </table:table-cell>
        </table:table-row>
        <table:table-row table:style-name="Table6.1">
          <table:table-cell table:style-name="Table6.B22" table:number-rows-spanned="3" office:value-type="string">
            <text:p text:style-name="P3">2c</text:p>
          </table:table-cell>
          <table:table-cell table:style-name="Table6.B22" office:value-type="string">
            <text:p text:style-name="P3">La proprietà contiene uno o più alberghi. <text:s text:c="2"/></text:p>
          </table:table-cell>
        </table:table-row>
        <table:table-row table:style-name="Table6.1">
          <table:covered-table-cell/>
          <table:table-cell table:style-name="Table6.B22" office:value-type="string">
            <text:p text:style-name="P3">1 L’affitto aumenta quanto indicato nel contratto.</text:p>
          </table:table-cell>
        </table:table-row>
        <table:table-row table:style-name="Table6.1">
          <table:covered-table-cell/>
          <table:table-cell table:style-name="Table6.B22" office:value-type="string">
            <text:p text:style-name="P3">2 Vai al passo 3</text:p>
          </table:table-cell>
        </table:table-row>
        <table:table-row table:style-name="Table6.1">
          <table:table-cell table:style-name="Table6.A1" table:number-rows-spanned="3" office:value-type="string">
            <text:p text:style-name="P3">4a</text:p>
          </table:table-cell>
          <table:table-cell table:style-name="Table6.A1" office:value-type="string">
            <text:p text:style-name="P3">Il proprietario non ha abbastanza soldi per pagare l’affitto. </text:p>
          </table:table-cell>
        </table:table-row>
        <table:table-row table:style-name="Table6.1">
          <table:covered-table-cell/>
          <table:table-cell table:style-name="Table6.B22" office:value-type="string">
            <text:p text:style-name="P7">1 <text:span text:style-name="T1">Decide di </text:span><text:span text:style-name="T3">Ipotecare <text:s/>proprietà</text:span><text:span text:style-name="T1"> finché non ha sufficienti soldi per pagare.</text:span></text:p>
          </table:table-cell>
        </table:table-row>
        <table:table-row table:style-name="Table6.1">
          <table:covered-table-cell/>
          <table:table-cell table:style-name="Table6.B22" office:value-type="string">
            <text:p text:style-name="P7">2 <text:s/><text:span text:style-name="T1">Vai al passo 5</text:span></text:p>
          </table:table-cell>
        </table:table-row>
        <table:table-row table:style-name="Table6.1">
          <table:table-cell table:style-name="Table6.A1" table:number-rows-spanned="3" office:value-type="string">
            <text:p text:style-name="P3">4b</text:p>
          </table:table-cell>
          <table:table-cell table:style-name="Table6.A1" office:value-type="string">
            <text:p text:style-name="P3">Il proprietario non ha abbastanza soldi per pagare l’affitto. </text:p>
          </table:table-cell>
        </table:table-row>
        <table:table-row table:style-name="Table6.1">
          <table:covered-table-cell/>
          <table:table-cell table:style-name="Table6.B22" office:value-type="string">
            <text:p text:style-name="P7">1 <text:span text:style-name="T1">Decide di </text:span><text:span text:style-name="T3">Offrire proprietà come parte del pagamento</text:span><text:span text:style-name="T1"> finché non riesce a pagare. </text:span></text:p>
          </table:table-cell>
        </table:table-row>
        <table:table-row table:style-name="Table6.1">
          <table:covered-table-cell/>
          <table:table-cell table:style-name="Table6.B22" office:value-type="string">
            <text:p text:style-name="P7">2 <text:span text:style-name="T1">Vai al passo 5.</text:span></text:p>
          </table:table-cell>
        </table:table-row>
        <table:table-row table:style-name="Table6.1">
          <table:table-cell table:style-name="Table6.A1" table:number-rows-spanned="3" office:value-type="string">
            <text:p text:style-name="P3">4c</text:p>
          </table:table-cell>
          <table:table-cell table:style-name="Table6.A1" office:value-type="string">
            <text:p text:style-name="P3">Il proprietario non ha abbastanza soldi per pagare l’affitto..</text:p>
          </table:table-cell>
        </table:table-row>
        <table:table-row table:style-name="Table6.1">
          <table:covered-table-cell/>
          <table:table-cell table:style-name="Table6.B22" office:value-type="string">
            <text:p text:style-name="P3">1 <text:s/>Decide di <text:span text:style-name="T17">Vendere una Casa alla banca</text:span> finché non ha sufficienti soldi per pagare</text:p>
          </table:table-cell>
        </table:table-row>
        <table:table-row table:style-name="Table6.1">
          <table:covered-table-cell/>
          <table:table-cell table:style-name="Table6.B22" office:value-type="string">
            <text:p text:style-name="P3">2 <text:s/>Vai al passo 5.</text:p>
          </table:table-cell>
        </table:table-row>
        <table:table-row table:style-name="Table6.1">
          <table:table-cell table:style-name="Table6.A1" table:number-rows-spanned="3" office:value-type="string">
            <text:p text:style-name="P3">4d</text:p>
          </table:table-cell>
          <table:table-cell table:style-name="Table6.A1" office:value-type="string">
            <text:p text:style-name="P3">Il proprietario non ha abbastanza soldi per pagare l’affitto. <text:s/></text:p>
          </table:table-cell>
        </table:table-row>
        <table:table-row table:style-name="Table6.1">
          <table:covered-table-cell/>
          <table:table-cell table:style-name="Table6.B22" office:value-type="string">
            <text:p text:style-name="P3">1 Decide di <text:span text:style-name="T17">Vendere un albergo alla banca</text:span><text:span text:style-name="T16"> finché</text:span> non ha sufficienti soldi per pagare.</text:p>
          </table:table-cell>
        </table:table-row>
        <table:table-row table:style-name="Table6.1">
          <table:covered-table-cell/>
          <table:table-cell table:style-name="Table6.B22" office:value-type="string">
            <text:p text:style-name="P3">2 Vai al passo 5.</text:p>
          </table:table-cell>
        </table:table-row>
        <table:table-row table:style-name="Table6.1">
          <table:table-cell table:style-name="Table6.A1" table:number-rows-spanned="2" office:value-type="string">
            <text:p text:style-name="P3">4e</text:p>
          </table:table-cell>
          <table:table-cell table:style-name="Table6.A1" office:value-type="string">
            <text:p text:style-name="P3">Il proprietario non ha abbastanza soldi per pagare l’affitto. </text:p>
          </table:table-cell>
        </table:table-row>
        <table:table-row table:style-name="Table6.1">
          <table:covered-table-cell/>
          <table:table-cell table:style-name="Table6.B22" office:value-type="string">
            <text:p text:style-name="P3">1 Dichiara bancarotta e perde la partita.</text:p>
          </table:table-cell>
        </table:table-row>
      </table:table>
      <text:p text:style-name="P2"/>
      <text:p text:style-name="P2"/>
      <text:p text:style-name="P2"/>
      <text:p text:style-name="P2"/>
      <text:p text:style-name="P2"/>
      <text:p text:style-name="P2">UC30: Vendere una proprietà a un giocatore</text:p>
      <table:table table:name="Table7" table:style-name="Table7">
        <table:table-column table:style-name="Table7.A"/>
        <table:table-column table:style-name="Table7.B"/>
        <table:table-row table:style-name="Table7.1">
          <table:table-cell table:style-name="Table7.A1" office:value-type="string">
            <text:p text:style-name="P3">Nome</text:p>
          </table:table-cell>
          <table:table-cell table:style-name="Table7.A1" office:value-type="string">
            <text:p text:style-name="P2">Vendere una proprietà</text:p>
          </table:table-cell>
        </table:table-row>
        <table:table-row table:style-name="Table7.1">
          <table:table-cell table:style-name="Table7.A1" office:value-type="string">
            <text:p text:style-name="P3">Portata</text:p>
          </table:table-cell>
          <table:table-cell table:style-name="Table7.A1" office:value-type="string">
            <text:p text:style-name="P3">Sistema</text:p>
          </table:table-cell>
        </table:table-row>
        <table:table-row table:style-name="Table7.1">
          <table:table-cell table:style-name="Table7.A1" office:value-type="string">
            <text:p text:style-name="P3">Livello</text:p>
          </table:table-cell>
          <table:table-cell table:style-name="Table7.A1" office:value-type="string">
            <text:p text:style-name="P3">Obiettivo utente</text:p>
          </table:table-cell>
        </table:table-row>
        <table:table-row table:style-name="Table7.1">
          <table:table-cell table:style-name="Table7.A1" office:value-type="string">
            <text:p text:style-name="P3">Attore primario</text:p>
          </table:table-cell>
          <table:table-cell table:style-name="Table7.A1" office:value-type="string">
            <text:p text:style-name="P3">Giocatore</text:p>
          </table:table-cell>
        </table:table-row>
        <text:soft-page-break/>
        <table:table-row table:style-name="Table7.1">
          <table:table-cell table:style-name="Table7.A1" office:value-type="string">
            <text:p text:style-name="P3">Attore finale</text:p>
          </table:table-cell>
          <table:table-cell table:style-name="Table7.A1" office:value-type="string">
            <text:p text:style-name="P3">Giocatore</text:p>
          </table:table-cell>
        </table:table-row>
        <table:table-row table:style-name="Table7.1">
          <table:table-cell table:style-name="Table7.A1" office:value-type="string">
            <text:p text:style-name="P3">Parti interessate e interessi</text:p>
          </table:table-cell>
          <table:table-cell table:style-name="Table7.A1" office:value-type="string">
            <text:p text:style-name="P3"/>
          </table:table-cell>
        </table:table-row>
        <table:table-row table:style-name="Table7.1">
          <table:table-cell table:style-name="Table7.A1" office:value-type="string">
            <text:p text:style-name="P3">Giocatore </text:p>
          </table:table-cell>
          <table:table-cell table:style-name="Table7.A1" office:value-type="string">
            <text:p text:style-name="P3">Vuole vendere una sua proprietà a un altro Giocatore per guadagnare un po di soldi, cercando di richiedere un pagamento giusto, ma profiquo. </text:p>
          </table:table-cell>
        </table:table-row>
        <table:table-row table:style-name="Table7.1">
          <table:table-cell table:style-name="Table7.A1" office:value-type="string">
            <text:p text:style-name="P3">Acquirente</text:p>
          </table:table-cell>
          <table:table-cell table:style-name="Table7.A1" office:value-type="string">
            <text:p text:style-name="P3">Accettare l’acquisto se lo trova conveniente o rifiutare l’offerta</text:p>
          </table:table-cell>
        </table:table-row>
        <table:table-row table:style-name="Table7.1">
          <table:table-cell table:style-name="Table7.A1" office:value-type="string">
            <text:p text:style-name="P3">Pre-Condizioni</text:p>
          </table:table-cell>
          <table:table-cell table:style-name="Table7.A1" office:value-type="string">
            <text:p text:style-name="P3">Il giocatore deve possedere la proprietà, deve aver già mosso la pedina. La proprietà non deve avere case o alberghi.</text:p>
          </table:table-cell>
        </table:table-row>
        <table:table-row table:style-name="Table7.1">
          <table:table-cell table:style-name="Table7.A1" office:value-type="string">
            <text:p text:style-name="P3">Garanzia di successo</text:p>
          </table:table-cell>
          <table:table-cell table:style-name="Table7.A1" office:value-type="string">
            <text:p text:style-name="P3">Il giocatore ottiene il pagamento in soldi, l’acquirente la proprietà offerta.</text:p>
          </table:table-cell>
        </table:table-row>
        <table:table-row table:style-name="Table7.1">
          <table:table-cell table:style-name="Table7.A1" office:value-type="string">
            <text:p text:style-name="P3">Scenario Principale</text:p>
          </table:table-cell>
          <table:table-cell table:style-name="Table7.A1" office:value-type="string">
            <text:p text:style-name="P3"/>
          </table:table-cell>
        </table:table-row>
        <table:table-row table:style-name="Table7.1">
          <table:table-cell table:style-name="Table7.A1" office:value-type="string">
            <text:p text:style-name="P3">1</text:p>
          </table:table-cell>
          <table:table-cell table:style-name="Table7.A1" office:value-type="string">
            <text:p text:style-name="P3">Il giocatore stabilisce un prezzo per una sua proprietà.</text:p>
          </table:table-cell>
        </table:table-row>
        <table:table-row table:style-name="Table7.1">
          <table:table-cell table:style-name="Table7.A1" office:value-type="string">
            <text:p text:style-name="P3">2</text:p>
          </table:table-cell>
          <table:table-cell table:style-name="Table7.A1" office:value-type="string">
            <text:p text:style-name="P3">Il giocatore offre tale proprietà all’acquirente a quel prezzo</text:p>
          </table:table-cell>
        </table:table-row>
        <table:table-row table:style-name="Table7.1">
          <table:table-cell table:style-name="Table7.A1" office:value-type="string">
            <text:p text:style-name="P3">3</text:p>
          </table:table-cell>
          <table:table-cell table:style-name="Table7.A1" office:value-type="string">
            <text:p text:style-name="P3">L’acquirente trova il prezzo giusto e accetta </text:p>
          </table:table-cell>
        </table:table-row>
        <table:table-row table:style-name="Table7.1">
          <table:table-cell table:style-name="Table7.A1" office:value-type="string">
            <text:p text:style-name="P3">4</text:p>
          </table:table-cell>
          <table:table-cell table:style-name="Table7.A1" office:value-type="string">
            <text:p text:style-name="P3">L’acquirente paga il giocatore la somma pattuita</text:p>
          </table:table-cell>
        </table:table-row>
        <table:table-row table:style-name="Table7.1">
          <table:table-cell table:style-name="Table7.A1" office:value-type="string">
            <text:p text:style-name="P3">5</text:p>
          </table:table-cell>
          <table:table-cell table:style-name="Table7.A1" office:value-type="string">
            <text:p text:style-name="P3">Il giocatore cede il contratto della proprietà all’acquirente</text:p>
          </table:table-cell>
        </table:table-row>
        <table:table-row table:style-name="Table7.1">
          <table:table-cell table:style-name="Table7.A1" office:value-type="string">
            <text:p text:style-name="P3">6</text:p>
          </table:table-cell>
          <table:table-cell table:style-name="Table7.A1" office:value-type="string">
            <text:p text:style-name="P3">Il giocatore continua il turno</text:p>
          </table:table-cell>
        </table:table-row>
        <text:soft-page-break/>
        <table:table-row table:style-name="Table7.1">
          <table:table-cell table:style-name="Table7.A1" office:value-type="string">
            <text:p text:style-name="P3">Scenari alternativi</text:p>
          </table:table-cell>
          <table:table-cell table:style-name="Table7.A1" office:value-type="string">
            <text:p text:style-name="P3"/>
          </table:table-cell>
        </table:table-row>
        <table:table-row table:style-name="Table7.1">
          <table:table-cell table:style-name="Table7.A1" table:number-rows-spanned="2" office:value-type="string">
            <text:p text:style-name="P3">1a</text:p>
          </table:table-cell>
          <table:table-cell table:style-name="Table7.A1" office:value-type="string">
            <text:p text:style-name="P3">Il proprietario propone più proprietà nell’offerta. </text:p>
          </table:table-cell>
        </table:table-row>
        <table:table-row table:style-name="Table7.1">
          <table:covered-table-cell/>
          <table:table-cell table:style-name="Table7.A1" office:value-type="string">
            <text:p text:style-name="P3">1 Vai al passo 2 dello scenario principale</text:p>
          </table:table-cell>
        </table:table-row>
        <table:table-row table:style-name="Table7.1">
          <table:table-cell table:style-name="Table7.A1" table:number-rows-spanned="2" office:value-type="string">
            <text:p text:style-name="P3">3a</text:p>
          </table:table-cell>
          <table:table-cell table:style-name="Table7.A1" office:value-type="string">
            <text:p text:style-name="P3">L’acquirente non accetta la proposta. </text:p>
          </table:table-cell>
        </table:table-row>
        <table:table-row table:style-name="Table7.1">
          <table:covered-table-cell/>
          <table:table-cell table:style-name="Table7.A1" office:value-type="string">
            <text:p text:style-name="P3">1 Il giocatore può provare a proporne un’altra. </text:p>
          </table:table-cell>
        </table:table-row>
        <table:table-row table:style-name="Table7.1">
          <table:table-cell table:style-name="Table7.A1" table:number-rows-spanned="3" office:value-type="string">
            <text:p text:style-name="P3">3b</text:p>
          </table:table-cell>
          <table:table-cell table:style-name="Table7.A1" office:value-type="string">
            <text:p text:style-name="P3">L’acquirente richiede una proprietà del Giocatore come parte dell’offerta.</text:p>
          </table:table-cell>
        </table:table-row>
        <table:table-row table:style-name="Table7.1">
          <table:covered-table-cell/>
          <table:table-cell table:style-name="Table7.A1" office:value-type="string">
            <text:p text:style-name="P3">1 Il giocatore accetta tale modifica al prezzo</text:p>
          </table:table-cell>
        </table:table-row>
        <table:table-row table:style-name="Table7.1">
          <table:covered-table-cell/>
          <table:table-cell table:style-name="Table7.A1" office:value-type="string">
            <text:p text:style-name="P3">2 Vai al passo 4 dello scenario originale</text:p>
          </table:table-cell>
        </table:table-row>
        <table:table-row table:style-name="Table7.1">
          <table:table-cell table:style-name="Table7.A1" table:number-rows-spanned="2" office:value-type="string">
            <text:p text:style-name="P3">3b 1a</text:p>
          </table:table-cell>
          <table:table-cell table:style-name="Table7.A1" office:value-type="string">
            <text:p text:style-name="P3">Il giocatore non accetta tale modifica al prezzo e decide di concludere.</text:p>
          </table:table-cell>
        </table:table-row>
        <table:table-row table:style-name="Table7.1">
          <table:covered-table-cell/>
          <table:table-cell table:style-name="Table7.A1" office:value-type="string">
            <text:p text:style-name="P3">1 La trattativa termina, il giocatore può continuare il turno</text:p>
          </table:table-cell>
        </table:table-row>
        <table:table-row table:style-name="Table7.1">
          <table:table-cell table:style-name="Table7.A1" table:number-rows-spanned="3" office:value-type="string">
            <text:p text:style-name="P3">3c</text:p>
          </table:table-cell>
          <table:table-cell table:style-name="Table7.A1" office:value-type="string">
            <text:p text:style-name="P3">L’acquirente richiede più proprietà come parte dell’offerta.</text:p>
          </table:table-cell>
        </table:table-row>
        <table:table-row table:style-name="Table7.29">
          <table:covered-table-cell/>
          <table:table-cell table:style-name="Table7.A1" office:value-type="string">
            <text:p text:style-name="P3">1 Il giocatore accetta tale modifica al prezzo</text:p>
          </table:table-cell>
        </table:table-row>
        <table:table-row table:style-name="Table7.1">
          <table:covered-table-cell/>
          <table:table-cell table:style-name="Table7.A1" office:value-type="string">
            <text:p text:style-name="P3">2 Vai al passo 4 dello scenario originale</text:p>
          </table:table-cell>
        </table:table-row>
        <text:soft-page-break/>
        <table:table-row table:style-name="Table7.1">
          <table:table-cell table:style-name="Table7.A1" table:number-rows-spanned="2" office:value-type="string">
            <text:p text:style-name="P3">3c 1a</text:p>
          </table:table-cell>
          <table:table-cell table:style-name="Table7.A1" office:value-type="string">
            <text:p text:style-name="P3">Il giocatore non accetta tale modifica al prezzo e decide di concludere.</text:p>
          </table:table-cell>
        </table:table-row>
        <table:table-row table:style-name="Table7.1">
          <table:covered-table-cell/>
          <table:table-cell table:style-name="Table7.A1" office:value-type="string">
            <text:p text:style-name="P3">1 La trattativa termina, il giocatore può continuare il turno</text:p>
          </table:table-cell>
        </table:table-row>
        <table:table-row table:style-name="Table7.1">
          <table:table-cell table:style-name="Table7.A1" table:number-rows-spanned="2" office:value-type="string">
            <text:p text:style-name="P3">1a</text:p>
          </table:table-cell>
          <table:table-cell table:style-name="Table7.A1" office:value-type="string">
            <text:p text:style-name="P3">Il giocatore vuole una delle proprietà possedute dall’acquirente compresa nel prezzo. </text:p>
          </table:table-cell>
        </table:table-row>
        <table:table-row table:style-name="Table7.1">
          <table:covered-table-cell/>
          <table:table-cell table:style-name="Table7.A1" office:value-type="string">
            <text:p text:style-name="P3">1 Vai al passo 2 dello scenario originale.</text:p>
          </table:table-cell>
        </table:table-row>
        <table:table-row table:style-name="Table7.1">
          <table:table-cell table:style-name="Table7.A1" table:number-rows-spanned="2" office:value-type="string">
            <text:p text:style-name="P3">1b</text:p>
          </table:table-cell>
          <table:table-cell table:style-name="Table7.A1" office:value-type="string">
            <text:p text:style-name="P3">Il giocatore vuole più proprietà possedute dall’acquirente compresa nel prezzo. </text:p>
          </table:table-cell>
        </table:table-row>
        <table:table-row table:style-name="Table7.1">
          <table:covered-table-cell/>
          <table:table-cell table:style-name="Table7.A1" office:value-type="string">
            <text:p text:style-name="P3">1 Vai al passo 2 dello scenario originale.</text:p>
          </table:table-cell>
        </table:table-row>
        <table:table-row table:style-name="Table7.1">
          <table:table-cell table:style-name="Table7.A37" table:number-rows-spanned="3" office:value-type="string">
            <text:p text:style-name="Standard">4a</text:p>
          </table:table-cell>
          <table:table-cell table:style-name="Table7.A37" office:value-type="string">
            <text:p text:style-name="P3">La proprietà era ipotecata</text:p>
          </table:table-cell>
        </table:table-row>
        <table:table-row table:style-name="Table7.1">
          <table:covered-table-cell/>
          <table:table-cell table:style-name="Table7.A37" office:value-type="string">
            <text:p text:style-name="P3">1 Il 10% del valore assegnato alla proprietà nella vendita va alla banca</text:p>
          </table:table-cell>
        </table:table-row>
        <table:table-row table:style-name="Table7.1">
          <table:covered-table-cell/>
          <table:table-cell table:style-name="Table7.A37" office:value-type="string">
            <text:p text:style-name="P3">2 Vai al passo 5</text:p>
          </table:table-cell>
        </table:table-row>
      </table:table>
      <text:p text:style-name="P2"/>
      <text:p text:style-name="P2">UC34: Uscire dalla prigione</text:p>
      <text:p text:style-name="P2"/>
      <table:table table:name="Table8" table:style-name="Table8">
        <table:table-column table:style-name="Table8.A"/>
        <table:table-column table:style-name="Table8.B"/>
        <table:table-row table:style-name="Table8.1">
          <table:table-cell table:style-name="Table8.A1" office:value-type="string">
            <text:p text:style-name="P3">Nome</text:p>
          </table:table-cell>
          <table:table-cell table:style-name="Table8.A1" office:value-type="string">
            <text:p text:style-name="P10">Uscire dalla prigione</text:p>
          </table:table-cell>
        </table:table-row>
        <table:table-row table:style-name="Table8.1">
          <table:table-cell table:style-name="Table8.A1" office:value-type="string">
            <text:p text:style-name="P3">Portata</text:p>
          </table:table-cell>
          <table:table-cell table:style-name="Table8.A1" office:value-type="string">
            <text:p text:style-name="P10">Sistema</text:p>
          </table:table-cell>
        </table:table-row>
        <table:table-row table:style-name="Table8.1">
          <table:table-cell table:style-name="Table8.A1" office:value-type="string">
            <text:p text:style-name="P3">Livello</text:p>
          </table:table-cell>
          <table:table-cell table:style-name="Table8.A1" office:value-type="string">
            <text:p text:style-name="P10">Obiettivo utente</text:p>
          </table:table-cell>
        </table:table-row>
        <table:table-row table:style-name="Table8.1">
          <table:table-cell table:style-name="Table8.A1" office:value-type="string">
            <text:p text:style-name="P3">Attore primario</text:p>
          </table:table-cell>
          <table:table-cell table:style-name="Table8.A1" office:value-type="string">
            <text:p text:style-name="P10">Giocatore</text:p>
          </table:table-cell>
        </table:table-row>
        <table:table-row table:style-name="Table8.1">
          <table:table-cell table:style-name="Table8.A1" office:value-type="string">
            <text:p text:style-name="P3">Attore finale</text:p>
          </table:table-cell>
          <table:table-cell table:style-name="Table8.A1" office:value-type="string">
            <text:p text:style-name="P10">Giocatore</text:p>
          </table:table-cell>
        </table:table-row>
        <text:soft-page-break/>
        <table:table-row table:style-name="Table8.1">
          <table:table-cell table:style-name="Table8.A1" office:value-type="string">
            <text:p text:style-name="P3">Parti interessate e interessi</text:p>
          </table:table-cell>
          <table:table-cell table:style-name="Table8.A1" office:value-type="string">
            <text:p text:style-name="P10"/>
          </table:table-cell>
        </table:table-row>
        <table:table-row table:style-name="Table8.1">
          <table:table-cell table:style-name="Table8.A1" office:value-type="string">
            <text:p text:style-name="P3">Giocatore </text:p>
          </table:table-cell>
          <table:table-cell table:style-name="Table8.A1" office:value-type="string">
            <text:p text:style-name="P10">Il giocatore vuole uscire di prigione</text:p>
          </table:table-cell>
        </table:table-row>
        <table:table-row table:style-name="Table8.1">
          <table:table-cell table:style-name="Table8.A1" office:value-type="string">
            <text:p text:style-name="P3">Pre-Condizioni</text:p>
          </table:table-cell>
          <table:table-cell table:style-name="Table8.A1" office:value-type="string">
            <text:p text:style-name="P9"><text:span text:style-name="T1">La pedina del giocatore si trova sulla casella Prigione</text:span><text:span text:style-name="T2"> in seguito ad un imprigionamento</text:span></text:p>
          </table:table-cell>
        </table:table-row>
        <table:table-row table:style-name="Table8.1">
          <table:table-cell table:style-name="Table8.A1" office:value-type="string">
            <text:p text:style-name="P3">Garanzia di successo</text:p>
          </table:table-cell>
          <table:table-cell table:style-name="Table8.A1" office:value-type="string">
            <text:p text:style-name="P10">La pedina del giocatore può uscire dalla casella Prigione e muoversi come di consueto</text:p>
          </table:table-cell>
        </table:table-row>
        <table:table-row table:style-name="Table8.1">
          <table:table-cell table:style-name="Table8.A1" office:value-type="string">
            <text:p text:style-name="P3">Scenario Principale</text:p>
          </table:table-cell>
          <table:table-cell table:style-name="Table8.A1" office:value-type="string">
            <text:p text:style-name="P10"/>
          </table:table-cell>
        </table:table-row>
        <table:table-row table:style-name="Table8.1">
          <table:table-cell table:style-name="Table8.A1" office:value-type="string">
            <text:p text:style-name="P3">1</text:p>
          </table:table-cell>
          <table:table-cell table:style-name="Table8.A1" office:value-type="string">
            <text:p text:style-name="P10">Il giocatore prova ad uscire dalla prigione</text:p>
          </table:table-cell>
        </table:table-row>
        <table:table-row table:style-name="Table8.1">
          <table:table-cell table:style-name="Table8.A1" office:value-type="string">
            <text:p text:style-name="P3">2</text:p>
          </table:table-cell>
          <table:table-cell table:style-name="Table8.A1" office:value-type="string">
            <text:p text:style-name="P10">Il giocatore tira i due dadi</text:p>
          </table:table-cell>
        </table:table-row>
        <table:table-row table:style-name="Table8.1">
          <table:table-cell table:style-name="Table8.A1" office:value-type="string">
            <text:p text:style-name="P3">3</text:p>
          </table:table-cell>
          <table:table-cell table:style-name="Table8.A1" office:value-type="string">
            <text:p text:style-name="P10">Il sistema controlla i dadi</text:p>
          </table:table-cell>
        </table:table-row>
        <table:table-row table:style-name="Table8.1">
          <table:table-cell table:style-name="Table8.A1" office:value-type="string">
            <text:p text:style-name="P3">4</text:p>
          </table:table-cell>
          <table:table-cell table:style-name="Table8.A1" office:value-type="string">
            <text:p text:style-name="P10">I due dadi sono uguali, ottenendo quindi un doppio</text:p>
          </table:table-cell>
        </table:table-row>
        <table:table-row table:style-name="Table8.1">
          <table:table-cell table:style-name="Table8.A1" office:value-type="string">
            <text:p text:style-name="P3">5</text:p>
          </table:table-cell>
          <table:table-cell table:style-name="Table8.A1" office:value-type="string">
            <text:p text:style-name="P10">Il giocatore è libero</text:p>
          </table:table-cell>
        </table:table-row>
        <table:table-row table:style-name="Table8.1">
          <table:table-cell table:style-name="Table8.A1" office:value-type="string">
            <text:p text:style-name="P3">6</text:p>
          </table:table-cell>
          <table:table-cell table:style-name="Table8.A1" office:value-type="string">
            <text:p text:style-name="P10">La pedina si muove di tante caselle quanto è la somma dei dadi</text:p>
          </table:table-cell>
        </table:table-row>
        <table:table-row table:style-name="Table8.1">
          <table:table-cell table:style-name="Table8.A1" office:value-type="string">
            <text:p text:style-name="P3">Scenari alternativi</text:p>
          </table:table-cell>
          <table:table-cell table:style-name="Table8.A1" office:value-type="string">
            <text:p text:style-name="P10"/>
          </table:table-cell>
        </table:table-row>
        <table:table-row table:style-name="Table8.18">
          <table:table-cell table:style-name="Table8.A1" table:number-rows-spanned="5" office:value-type="string">
            <text:p text:style-name="P3">1a</text:p>
          </table:table-cell>
          <table:table-cell table:style-name="Table8.A1" office:value-type="string">
            <text:p text:style-name="P10">E’ il terzo turno in cui il giocatore è in prigione.</text:p>
          </table:table-cell>
        </table:table-row>
        <table:table-row table:style-name="Table8.18">
          <table:covered-table-cell/>
          <table:table-cell table:style-name="Table8.A1" office:value-type="string">
            <text:p text:style-name="P10">1 Il giocatore paga la banca 5000 lire</text:p>
          </table:table-cell>
        </table:table-row>
        <table:table-row table:style-name="Table8.18">
          <table:covered-table-cell/>
          <table:table-cell table:style-name="Table8.A1" office:value-type="string">
            <text:p text:style-name="P10">2 Il giocatore tira due dadi</text:p>
          </table:table-cell>
        </table:table-row>
        <table:table-row table:style-name="Table8.18">
          <table:covered-table-cell/>
          <table:table-cell table:style-name="Table8.A1" office:value-type="string">
            <text:p text:style-name="P10">3 Il Il sistema controlla i dadi</text:p>
          </table:table-cell>
        </table:table-row>
        <table:table-row table:style-name="Table8.18">
          <table:covered-table-cell/>
          <table:table-cell table:style-name="Table8.A1" office:value-type="string">
            <text:p text:style-name="P10">4 Vai al passo 5 dello scenario principale</text:p>
          </table:table-cell>
        </table:table-row>
        <table:table-row table:style-name="Table8.18">
          <table:table-cell table:style-name="Table8.A1" table:number-rows-spanned="5" office:value-type="string">
            <text:p text:style-name="P3">2a</text:p>
          </table:table-cell>
          <table:table-cell table:style-name="Table8.A1" office:value-type="string">
            <text:p text:style-name="P10">Prima di tirare i dadi il giocatore paga la banca 5000 lire.</text:p>
          </table:table-cell>
        </table:table-row>
        <table:table-row table:style-name="Table8.18">
          <table:covered-table-cell/>
          <table:table-cell table:style-name="Table8.A1" office:value-type="string">
            <text:p text:style-name="P3">1 Il giocatore paga la banca 5000 lire</text:p>
          </table:table-cell>
        </table:table-row>
        <table:table-row table:style-name="Table8.18">
          <table:covered-table-cell/>
          <table:table-cell table:style-name="Table8.A1" office:value-type="string">
            <text:p text:style-name="P3">2 Il giocatore tira due dadi</text:p>
          </table:table-cell>
        </table:table-row>
        <table:table-row table:style-name="Table8.18">
          <table:covered-table-cell/>
          <table:table-cell table:style-name="Table8.A1" office:value-type="string">
            <text:p text:style-name="P3">3 Il Il sistema controlla i dadi</text:p>
          </table:table-cell>
        </table:table-row>
        <table:table-row table:style-name="Table8.18">
          <table:covered-table-cell/>
          <table:table-cell table:style-name="Table8.A1" office:value-type="string">
            <text:p text:style-name="P3">4 Vai al passo 5 dello scenario principale</text:p>
          </table:table-cell>
        </table:table-row>
        <table:table-row table:style-name="Table8.1">
          <table:table-cell table:style-name="Table8.A1" table:number-rows-spanned="4" office:value-type="string">
            <text:p text:style-name="P3">2b</text:p>
          </table:table-cell>
          <table:table-cell table:style-name="Table8.A1" office:value-type="string">
            <text:p text:style-name="P3">Prima di tirare i dadi il giocatore usa una carta imprevisti che lo fa uscire gratis di prigione</text:p>
          </table:table-cell>
        </table:table-row>
        <table:table-row table:style-name="Table8.1">
          <table:covered-table-cell/>
          <table:table-cell table:style-name="Table8.A1" office:value-type="string">
            <text:p text:style-name="P3">1 Il giocatore tira due dadi</text:p>
          </table:table-cell>
        </table:table-row>
        <table:table-row table:style-name="Table8.1">
          <table:covered-table-cell/>
          <table:table-cell table:style-name="Table8.A1" office:value-type="string">
            <text:p text:style-name="P3">2 Il Il sistema controlla i dadi</text:p>
          </table:table-cell>
        </table:table-row>
        <table:table-row table:style-name="Table8.1">
          <table:covered-table-cell/>
          <table:table-cell table:style-name="Table8.A1" office:value-type="string">
            <text:p text:style-name="P3">3 Vai al passo 5 dello scenario principale</text:p>
          </table:table-cell>
        </table:table-row>
        <table:table-row table:style-name="Table8.18">
          <table:table-cell table:style-name="Table8.A1" table:number-rows-spanned="4" office:value-type="string">
            <text:p text:style-name="P3">2c</text:p>
          </table:table-cell>
          <table:table-cell table:style-name="Table8.A1" office:value-type="string">
            <text:p text:style-name="P3">Prima di tirare i dadi il giocatore usa una carta probabilità che lo fa uscire gratis di prigione</text:p>
          </table:table-cell>
        </table:table-row>
        <table:table-row table:style-name="Table8.18">
          <table:covered-table-cell/>
          <table:table-cell table:style-name="Table8.A1" office:value-type="string">
            <text:p text:style-name="P3">1 Il giocatore tira due dadi</text:p>
          </table:table-cell>
        </table:table-row>
        <table:table-row table:style-name="Table8.18">
          <table:covered-table-cell/>
          <table:table-cell table:style-name="Table8.A1" office:value-type="string">
            <text:p text:style-name="P3">2 Il Il sistema controlla i dadi</text:p>
          </table:table-cell>
        </table:table-row>
        <table:table-row table:style-name="Table8.18">
          <table:covered-table-cell/>
          <table:table-cell table:style-name="Table8.A1" office:value-type="string">
            <text:p text:style-name="P3">3 Vai al passo 5 dello scenario principale</text:p>
          </table:table-cell>
        </table:table-row>
        <table:table-row table:style-name="Table8.18">
          <table:table-cell table:style-name="Table8.A1" table:number-rows-spanned="4" office:value-type="string">
            <text:p text:style-name="P3">4a</text:p>
          </table:table-cell>
          <table:table-cell table:style-name="Table8.A1" office:value-type="string">
            <text:p text:style-name="P10">I due dadi sono diversi, il Giocatore non ha ottenuto un doppio</text:p>
          </table:table-cell>
        </table:table-row>
        <table:table-row table:style-name="Table8.18">
          <table:covered-table-cell/>
          <table:table-cell table:style-name="Table8.A1" office:value-type="string">
            <text:p text:style-name="P10">1 La pedina del giocatore rimane nella casella Prigione per un altro turno.</text:p>
          </table:table-cell>
        </table:table-row>
        <table:table-row table:style-name="Table8.18">
          <table:covered-table-cell/>
          <table:table-cell table:style-name="Table8.A1" office:value-type="string">
            <text:p text:style-name="P10">2 Il giocatore continua il turno senza muoversi.</text:p>
          </table:table-cell>
        </table:table-row>
        <table:table-row table:style-name="Table8.18">
          <table:covered-table-cell/>
          <table:table-cell table:style-name="Table8.A1" office:value-type="string">
            <text:p text:style-name="P9"><text:span text:style-name="T1">3 Il turno successivo il giocatore dovrà riprovare ad </text:span><text:span text:style-name="T3">Uscire di prigione</text:span></text:p>
          </table:table-cell>
        </table:table-row>
      </table:table>
      <text:p text:style-name="P2"/>
      <text:p text:style-name="P2"/>
      <text:p text:style-name="P3"/>
      <text:p text:style-name="P3">UC39: Mettere una proprietà libera all’asta</text:p>
      <text:p text:style-name="P3"/>
      <text:p text:style-name="P3"/>
      <table:table table:name="Table9" table:style-name="Table9">
        <table:table-column table:style-name="Table9.A"/>
        <table:table-column table:style-name="Table9.B"/>
        <table:table-row table:style-name="Table9.1">
          <table:table-cell table:style-name="Table9.A1" office:value-type="string">
            <text:p text:style-name="P3">Nome</text:p>
          </table:table-cell>
          <table:table-cell table:style-name="Table9.A1" office:value-type="string">
            <text:p text:style-name="P3">Mettere una proprietà libera all’asta</text:p>
          </table:table-cell>
        </table:table-row>
        <table:table-row table:style-name="Table9.1">
          <table:table-cell table:style-name="Table9.A1" office:value-type="string">
            <text:p text:style-name="P3">Portata</text:p>
          </table:table-cell>
          <table:table-cell table:style-name="Table9.A1" office:value-type="string">
            <text:p text:style-name="P10">Sistema</text:p>
          </table:table-cell>
        </table:table-row>
        <table:table-row table:style-name="Table9.1">
          <table:table-cell table:style-name="Table9.A1" office:value-type="string">
            <text:p text:style-name="P3">Livello</text:p>
          </table:table-cell>
          <table:table-cell table:style-name="Table9.A1" office:value-type="string">
            <text:p text:style-name="P10">Obiettivo utente</text:p>
          </table:table-cell>
        </table:table-row>
        <table:table-row table:style-name="Table9.1">
          <table:table-cell table:style-name="Table9.A1" office:value-type="string">
            <text:p text:style-name="P3">Attore primario</text:p>
          </table:table-cell>
          <table:table-cell table:style-name="Table9.A1" office:value-type="string">
            <text:p text:style-name="P10">SuD</text:p>
          </table:table-cell>
        </table:table-row>
        <table:table-row table:style-name="Table9.1">
          <table:table-cell table:style-name="Table9.A1" office:value-type="string">
            <text:p text:style-name="P3">Parti interessate e interessi</text:p>
          </table:table-cell>
          <table:table-cell table:style-name="Table9.A1" office:value-type="string">
            <text:p text:style-name="P10"/>
          </table:table-cell>
        </table:table-row>
        <table:table-row table:style-name="Table9.1">
          <table:table-cell table:style-name="Table9.A1" office:value-type="string">
            <text:p text:style-name="P3">SuD</text:p>
          </table:table-cell>
          <table:table-cell table:style-name="Table9.A1" office:value-type="string">
            <text:p text:style-name="P10">Mettere all’asta una proprietà per venderla al miglior offerente.</text:p>
          </table:table-cell>
        </table:table-row>
        <table:table-row table:style-name="Table9.1">
          <table:table-cell table:style-name="Table9.A1" office:value-type="string">
            <text:p text:style-name="P3">Pre-Condizioni</text:p>
          </table:table-cell>
          <table:table-cell table:style-name="Table9.A1" office:value-type="string">
            <text:p text:style-name="P10">Una proprietà è stata messa all’asta dalla banca, perchè era libera e un giocatore non ha voluto comprarla (vedi Comprare proprietà libera) o era una proprietà di un <text:soft-page-break/>giocatore che è andato in bancarotta.</text:p>
          </table:table-cell>
        </table:table-row>
        <table:table-row table:style-name="Table9.1">
          <table:table-cell table:style-name="Table9.A1" office:value-type="string">
            <text:p text:style-name="P3">Garanzia di successo</text:p>
          </table:table-cell>
          <table:table-cell table:style-name="Table9.A1" office:value-type="string">
            <text:p text:style-name="P10">La proprietà viene venduta al giocatore al prezzo stabilito da questi</text:p>
          </table:table-cell>
        </table:table-row>
        <table:table-row table:style-name="Table9.1">
          <table:table-cell table:style-name="Table9.A1" office:value-type="string">
            <text:p text:style-name="P3">Scenario Principale</text:p>
          </table:table-cell>
          <table:table-cell table:style-name="Table9.A1" office:value-type="string">
            <text:p text:style-name="P10"/>
          </table:table-cell>
        </table:table-row>
        <table:table-row table:style-name="Table9.1">
          <table:table-cell table:style-name="Table9.A1" office:value-type="string">
            <text:p text:style-name="P3">1</text:p>
          </table:table-cell>
          <table:table-cell table:style-name="Table9.A1" office:value-type="string">
            <text:p text:style-name="P10">Il sistema ottiene una proprietà da mettere all’asta</text:p>
          </table:table-cell>
        </table:table-row>
        <table:table-row table:style-name="Table9.1">
          <table:table-cell table:style-name="Table9.A1" office:value-type="string">
            <text:p text:style-name="P3">2</text:p>
          </table:table-cell>
          <table:table-cell table:style-name="Table9.A1" office:value-type="string">
            <text:p text:style-name="P10">Il sistema assegna un prezzo iniziale nullo alla proprietà</text:p>
          </table:table-cell>
        </table:table-row>
        <table:table-row table:style-name="Table9.1">
          <table:table-cell table:style-name="Table9.A1" office:value-type="string">
            <text:p text:style-name="P3">3</text:p>
          </table:table-cell>
          <table:table-cell table:style-name="Table9.A1" office:value-type="string">
            <text:p text:style-name="P3">Il sistema mette la proprietà all’asta </text:p>
          </table:table-cell>
        </table:table-row>
        <table:table-row table:style-name="Table9.1">
          <table:table-cell table:style-name="Table9.A1" office:value-type="string">
            <text:p text:style-name="P3">4 </text:p>
          </table:table-cell>
          <table:table-cell table:style-name="Table9.A1" office:value-type="string">
            <text:p text:style-name="P10">Il sistema aspetta che un giocatore si aggiudichi l’asta</text:p>
          </table:table-cell>
        </table:table-row>
      </table:table>
      <text:p text:style-name="P3"/>
      <text:p text:style-name="P3"/>
      <text:p text:style-name="P3">UC52: Impostare l’ordine dei giocatori</text:p>
      <text:p text:style-name="P3"/>
      <text:p text:style-name="P3"/>
      <table:table table:name="Table10" table:style-name="Table10">
        <table:table-column table:style-name="Table10.A"/>
        <table:table-column table:style-name="Table10.B"/>
        <table:table-row table:style-name="Table10.1">
          <table:table-cell table:style-name="Table10.A1" office:value-type="string">
            <text:p text:style-name="P3">Nome</text:p>
          </table:table-cell>
          <table:table-cell table:style-name="Table10.A1" office:value-type="string">
            <text:p text:style-name="P3">Impostare l’ordine dei giocatori</text:p>
          </table:table-cell>
        </table:table-row>
        <table:table-row table:style-name="Table10.1">
          <table:table-cell table:style-name="Table10.A1" office:value-type="string">
            <text:p text:style-name="P3">Portata</text:p>
          </table:table-cell>
          <table:table-cell table:style-name="Table10.A1" office:value-type="string">
            <text:p text:style-name="P10">Sistema</text:p>
          </table:table-cell>
        </table:table-row>
        <table:table-row table:style-name="Table10.1">
          <table:table-cell table:style-name="Table10.A1" office:value-type="string">
            <text:p text:style-name="P3">Livello</text:p>
          </table:table-cell>
          <table:table-cell table:style-name="Table10.A1" office:value-type="string">
            <text:p text:style-name="P10">Obiettivo utente</text:p>
          </table:table-cell>
        </table:table-row>
        <table:table-row table:style-name="Table10.1">
          <table:table-cell table:style-name="Table10.A1" office:value-type="string">
            <text:p text:style-name="P3">Attore primario</text:p>
          </table:table-cell>
          <table:table-cell table:style-name="Table10.A1" office:value-type="string">
            <text:p text:style-name="P10">SuD, Giocatori</text:p>
          </table:table-cell>
        </table:table-row>
        <table:table-row table:style-name="Table10.1">
          <table:table-cell table:style-name="Table10.A1" office:value-type="string">
            <text:p text:style-name="P3">Attore finale</text:p>
          </table:table-cell>
          <table:table-cell table:style-name="Table10.A1" office:value-type="string">
            <text:p text:style-name="P10">Giocatori</text:p>
          </table:table-cell>
        </table:table-row>
        <table:table-row table:style-name="Table10.1">
          <table:table-cell table:style-name="Table10.A1" office:value-type="string">
            <text:p text:style-name="P3">Parti interessate e interessi</text:p>
          </table:table-cell>
          <table:table-cell table:style-name="Table10.A1" office:value-type="string">
            <text:p text:style-name="P10"/>
          </table:table-cell>
        </table:table-row>
        <table:table-row table:style-name="Table10.1">
          <table:table-cell table:style-name="Table10.A1" office:value-type="string">
            <text:p text:style-name="P3">Giocatore </text:p>
          </table:table-cell>
          <table:table-cell table:style-name="Table10.A1" office:value-type="string">
            <text:p text:style-name="P10">Vuole sapere quando è il suo turno di agire</text:p>
          </table:table-cell>
        </table:table-row>
        <table:table-row table:style-name="Table10.1">
          <table:table-cell table:style-name="Table10.A1" office:value-type="string">
            <text:p text:style-name="P3">SuD</text:p>
          </table:table-cell>
          <table:table-cell table:style-name="Table10.A1" office:value-type="string">
            <text:p text:style-name="P10">Vuole conoscere l’ordine dei turni di tutti i giocatori</text:p>
          </table:table-cell>
        </table:table-row>
        <table:table-row table:style-name="Table10.1">
          <table:table-cell table:style-name="Table10.A1" office:value-type="string">
            <text:p text:style-name="P3">Pre-Condizioni</text:p>
          </table:table-cell>
          <table:table-cell table:style-name="Table10.A1" office:value-type="string">
            <text:p text:style-name="P10">La partita è in preparazione, i giocatori hanno un posto assegnato</text:p>
          </table:table-cell>
        </table:table-row>
        <table:table-row table:style-name="Table10.1">
          <table:table-cell table:style-name="Table10.A1" office:value-type="string">
            <text:p text:style-name="P3">Garanzia di successo</text:p>
          </table:table-cell>
          <table:table-cell table:style-name="Table10.A1" office:value-type="string">
            <text:p text:style-name="P10">Si ha una serie circolare che indica l’ordine continuo dei turni dei giocatori</text:p>
          </table:table-cell>
        </table:table-row>
        <table:table-row table:style-name="Table10.1">
          <table:table-cell table:style-name="Table10.A1" office:value-type="string">
            <text:p text:style-name="P3">Scenario Principale</text:p>
          </table:table-cell>
          <table:table-cell table:style-name="Table10.A1" office:value-type="string">
            <text:p text:style-name="P10"/>
          </table:table-cell>
        </table:table-row>
        <table:table-row table:style-name="Table10.1">
          <table:table-cell table:style-name="Table10.A1" office:value-type="string">
            <text:p text:style-name="P3">1</text:p>
          </table:table-cell>
          <table:table-cell table:style-name="Table10.A1" office:value-type="string">
            <text:p text:style-name="P10">Il giocatore tira due dadi</text:p>
          </table:table-cell>
        </table:table-row>
        <table:table-row table:style-name="Table10.1">
          <table:table-cell table:style-name="Table10.A1" office:value-type="string">
            <text:p text:style-name="P3">2</text:p>
          </table:table-cell>
          <table:table-cell table:style-name="Table10.A1" office:value-type="string">
            <text:p text:style-name="P10">Il sistema controlla i risultati</text:p>
          </table:table-cell>
        </table:table-row>
        <table:table-row table:style-name="Table10.1">
          <table:table-cell table:style-name="Table10.A1" office:value-type="string">
            <text:p text:style-name="P3">3</text:p>
          </table:table-cell>
          <table:table-cell table:style-name="Table10.A1" office:value-type="string">
            <text:p text:style-name="P10">Il sistema somma i risultati</text:p>
          </table:table-cell>
        </table:table-row>
        <text:soft-page-break/>
        <table:table-row table:style-name="Table10.1">
          <table:table-cell table:style-name="Table10.A1" office:value-type="string">
            <text:p text:style-name="P3">4</text:p>
          </table:table-cell>
          <table:table-cell table:style-name="Table10.A1" office:value-type="string">
            <text:p text:style-name="P10">Ripetere i passi 1-3 altre tre volte, una per ogni giocatore</text:p>
          </table:table-cell>
        </table:table-row>
        <table:table-row table:style-name="Table10.1">
          <table:table-cell table:style-name="Table10.A1" office:value-type="string">
            <text:p text:style-name="P3">5</text:p>
          </table:table-cell>
          <table:table-cell table:style-name="Table10.A1" office:value-type="string">
            <text:p text:style-name="P10">Il sistema controlla chi ha fatto il risultato più alto</text:p>
          </table:table-cell>
        </table:table-row>
        <table:table-row table:style-name="Table10.1">
          <table:table-cell table:style-name="Table10.A1" office:value-type="string">
            <text:p text:style-name="P3">6</text:p>
          </table:table-cell>
          <table:table-cell table:style-name="Table10.A1" office:value-type="string">
            <text:p text:style-name="P10">Il sistema assegna il primo turno al giocatore in questione</text:p>
          </table:table-cell>
        </table:table-row>
        <table:table-row table:style-name="Table10.1">
          <table:table-cell table:style-name="Table10.A1" office:value-type="string">
            <text:p text:style-name="P3">7</text:p>
          </table:table-cell>
          <table:table-cell table:style-name="Table10.A1" office:value-type="string">
            <text:p text:style-name="P10">I turni si susseguiranno in ordine orario rispetto alla posizione assegnata ai giocatori</text:p>
          </table:table-cell>
        </table:table-row>
      </table:table>
      <text:p text:style-name="P7"/>
      <text:p text:style-name="P7"/>
      <text:p text:style-name="P7">UC53: Partecipare ad un torneo</text:p>
      <text:p text:style-name="P7"/>
      <text:p text:style-name="P7"/>
      <table:table table:name="Tabella1" table:style-name="Tabella1">
        <table:table-column table:style-name="Tabella1.A"/>
        <table:table-column table:style-name="Tabella1.B"/>
        <table:table-row table:style-name="Tabella1.1">
          <table:table-cell table:style-name="Tabella1.A1" office:value-type="string">
            <text:p text:style-name="P3">Nome</text:p>
          </table:table-cell>
          <table:table-cell table:style-name="Tabella1.A1" office:value-type="string">
            <text:p text:style-name="P3">Partcipare ad un torneo</text:p>
          </table:table-cell>
        </table:table-row>
        <table:table-row table:style-name="Tabella1.1">
          <table:table-cell table:style-name="Tabella1.A1" office:value-type="string">
            <text:p text:style-name="P3">Portata</text:p>
          </table:table-cell>
          <table:table-cell table:style-name="Tabella1.A1" office:value-type="string">
            <text:p text:style-name="P10">Sistema</text:p>
          </table:table-cell>
        </table:table-row>
        <table:table-row table:style-name="Tabella1.1">
          <table:table-cell table:style-name="Tabella1.A1" office:value-type="string">
            <text:p text:style-name="P3">Livello</text:p>
          </table:table-cell>
          <table:table-cell table:style-name="Tabella1.A1" office:value-type="string">
            <text:p text:style-name="P10">Obiettivo utente</text:p>
          </table:table-cell>
        </table:table-row>
        <table:table-row table:style-name="Tabella1.1">
          <table:table-cell table:style-name="Tabella1.A1" office:value-type="string">
            <text:p text:style-name="P3">Attore primario</text:p>
          </table:table-cell>
          <table:table-cell table:style-name="Tabella1.A1" office:value-type="string">
            <text:p text:style-name="P10">Giocatore</text:p>
          </table:table-cell>
        </table:table-row>
        <table:table-row table:style-name="Tabella1.1">
          <table:table-cell table:style-name="Tabella1.A1" office:value-type="string">
            <text:p text:style-name="P3">Attore finale</text:p>
          </table:table-cell>
          <table:table-cell table:style-name="Tabella1.A1" office:value-type="string">
            <text:p text:style-name="P10">Giocatore</text:p>
          </table:table-cell>
        </table:table-row>
        <table:table-row table:style-name="Tabella1.1">
          <table:table-cell table:style-name="Tabella1.A1" office:value-type="string">
            <text:p text:style-name="P3">Parti interessate e interessi</text:p>
          </table:table-cell>
          <table:table-cell table:style-name="Tabella1.A1" office:value-type="string">
            <text:p text:style-name="P10"/>
          </table:table-cell>
        </table:table-row>
        <table:table-row table:style-name="Tabella1.1">
          <table:table-cell table:style-name="Tabella1.A1" office:value-type="string">
            <text:p text:style-name="P3">Giocatore </text:p>
          </table:table-cell>
          <table:table-cell table:style-name="Tabella1.A1" office:value-type="string">
            <text:p text:style-name="P10">Vuole un posto di partecipazione in un torneo</text:p>
          </table:table-cell>
        </table:table-row>
        <table:table-row table:style-name="Tabella1.1">
          <table:table-cell table:style-name="Tabella1.A1" office:value-type="string">
            <text:p text:style-name="P3">Pre-Condizioni</text:p>
          </table:table-cell>
          <table:table-cell table:style-name="Tabella1.A1" office:value-type="string">
            <text:p text:style-name="P10">Il giocatore ha effettuato il login</text:p>
          </table:table-cell>
        </table:table-row>
        <table:table-row table:style-name="Tabella1.1">
          <table:table-cell table:style-name="Tabella1.A1" office:value-type="string">
            <text:p text:style-name="P3">Garanzia di successo</text:p>
          </table:table-cell>
          <table:table-cell table:style-name="Tabella1.A1" office:value-type="string">
            <text:p text:style-name="P10">Il giocatore è iscritto a un torneo e avrà quindi un posto in esso</text:p>
          </table:table-cell>
        </table:table-row>
        <table:table-row table:style-name="Tabella1.1">
          <table:table-cell table:style-name="Tabella1.A1" office:value-type="string">
            <text:p text:style-name="P3">Scenario Principale</text:p>
          </table:table-cell>
          <table:table-cell table:style-name="Tabella1.A1" office:value-type="string">
            <text:p text:style-name="P10"/>
          </table:table-cell>
        </table:table-row>
        <table:table-row table:style-name="Tabella1.1">
          <table:table-cell table:style-name="Tabella1.A11" office:value-type="float" office:value="1">
            <text:p text:style-name="P3">1</text:p>
          </table:table-cell>
          <table:table-cell table:style-name="Tabella1.B11" office:value-type="string">
            <text:p text:style-name="P10">Il giocatore accede all'interfaccia utente</text:p>
          </table:table-cell>
        </table:table-row>
        <table:table-row table:style-name="Tabella1.1">
          <table:table-cell table:style-name="Tabella1.A11" office:value-type="float" office:value="2">
            <text:p text:style-name="P3">2</text:p>
          </table:table-cell>
          <table:table-cell table:style-name="Tabella1.B11" office:value-type="string">
            <text:p text:style-name="P10">Il giocatore accede alla sezione tornei</text:p>
          </table:table-cell>
        </table:table-row>
        <table:table-row table:style-name="Tabella1.1">
          <table:table-cell table:style-name="Tabella1.A11" office:value-type="float" office:value="3">
            <text:p text:style-name="P3">3</text:p>
          </table:table-cell>
          <table:table-cell table:style-name="Tabella1.B11" office:value-type="string">
            <text:p text:style-name="P10">Il giocatore conferma la partecipazione</text:p>
          </table:table-cell>
        </table:table-row>
        <table:table-row table:style-name="Tabella1.1">
          <table:table-cell table:style-name="Tabella1.A11" office:value-type="float" office:value="4">
            <text:p text:style-name="P3">4</text:p>
          </table:table-cell>
          <table:table-cell table:style-name="Tabella1.B11" office:value-type="string">
            <text:p text:style-name="P10">Il sistema mette in attesa il giocatore, mentre ricerca un torneo con posti liberi</text:p>
          </table:table-cell>
        </table:table-row>
        <table:table-row table:style-name="Tabella1.1">
          <table:table-cell table:style-name="Tabella1.A11" office:value-type="float" office:value="5">
            <text:p text:style-name="P3">5</text:p>
          </table:table-cell>
          <table:table-cell table:style-name="Tabella1.B11" office:value-type="string">
            <text:p text:style-name="P10">Il sistema trova un posto in un torneo</text:p>
          </table:table-cell>
        </table:table-row>
        <table:table-row table:style-name="Tabella1.1">
          <table:table-cell table:style-name="Tabella1.A11" office:value-type="float" office:value="6">
            <text:p text:style-name="P3">6</text:p>
          </table:table-cell>
          <table:table-cell table:style-name="Tabella1.B11" office:value-type="string">
            <text:p text:style-name="P10">Il giocatore viene iscritto a quel torneo</text:p>
          </table:table-cell>
        </table:table-row>
        <table:table-row table:style-name="Tabella1.1">
          <table:table-cell table:style-name="Tabella1.A11" office:value-type="float" office:value="7">
            <text:p text:style-name="P3">7</text:p>
          </table:table-cell>
          <table:table-cell table:style-name="Tabella1.B11" office:value-type="string">
            <text:p text:style-name="P10">Il giocatore ha un suo posto e attende che il torneo inizi</text:p>
          </table:table-cell>
        </table:table-row>
        <text:soft-page-break/>
        <table:table-row table:style-name="Tabella1.1">
          <table:table-cell table:style-name="Tabella1.B11" office:value-type="string">
            <text:p text:style-name="P3">Scenari alternativi</text:p>
          </table:table-cell>
          <table:table-cell table:style-name="Tabella1.B11" office:value-type="string">
            <text:p text:style-name="P10"/>
          </table:table-cell>
        </table:table-row>
        <table:table-row table:style-name="Tabella1.1">
          <table:table-cell table:style-name="Tabella1.B11" office:value-type="string">
            <text:p text:style-name="P3">5a</text:p>
          </table:table-cell>
          <table:table-cell table:style-name="Tabella1.B11" office:value-type="string">
            <text:p text:style-name="P10">Il sitema non trova un torneo con un posto libero</text:p>
          </table:table-cell>
        </table:table-row>
        <table:table-row table:style-name="Tabella1.1">
          <table:table-cell table:style-name="Tabella1.B11" office:value-type="string">
            <text:p text:style-name="P3"/>
          </table:table-cell>
          <table:table-cell table:style-name="Tabella1.B11" office:value-type="string">
            <text:p text:style-name="P10">1 Il sistema crea un nuovo torneo</text:p>
          </table:table-cell>
        </table:table-row>
        <table:table-row table:style-name="Tabella1.1">
          <table:table-cell table:style-name="Tabella1.B11" office:value-type="string">
            <text:p text:style-name="P3"/>
          </table:table-cell>
          <table:table-cell table:style-name="Tabella1.B11" office:value-type="string">
            <text:p text:style-name="P10">2 Il giocatore viene iscritto per primo a quel torneo</text:p>
          </table:table-cell>
        </table:table-row>
        <table:table-row table:style-name="Tabella1.1">
          <table:table-cell table:style-name="Tabella1.B11" office:value-type="string">
            <text:p text:style-name="P3"/>
          </table:table-cell>
          <table:table-cell table:style-name="Tabella1.B11" office:value-type="string">
            <text:p text:style-name="P10">3 Vai al passo 7 dello scenario principa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7-04-02T16:59:06.90</dc:date>
    <dc:creator>daniele brignole</dc:creator>
    <meta:document-statistic meta:table-count="11" meta:image-count="0" meta:object-count="0" meta:page-count="26" meta:paragraph-count="681" meta:word-count="4803" meta:character-count="29781"/>
    <meta:editing-duration>PT1H24M54S</meta:editing-duration>
    <meta:editing-cycles>1</meta:editing-cycles>
  </office:meta>
</office:document-meta>
</file>